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45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7.1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Κωδικός</text:p>
          </table:table-cell>
          <table:table-cell office:value-type="string">
            <text:p>Επωνυμία</text:p>
          </table:table-cell>
          <table:table-cell office:value-type="string">
            <text:p>Πωλητής</text:p>
          </table:table-cell>
          <table:table-cell office:value-type="string">
            <text:p>Διεύθυνση</text:p>
          </table:table-cell>
          <table:table-cell office:value-type="string">
            <text:p>Τ.Κ.</text:p>
          </table:table-cell>
          <table:table-cell office:value-type="string">
            <text:p>Περιοχή</text:p>
          </table:table-cell>
          <table:table-cell office:value-type="string">
            <text:p>Πόλη</text:p>
          </table:table-cell>
          <table:table-cell office:value-type="string">
            <text:p>Νομός</text:p>
          </table:table-cell>
          <table:table-cell office:value-type="string">
            <text:p>Τηλ.1</text:p>
          </table:table-cell>
          <table:table-cell office:value-type="string">
            <text:p>Επάγγελμα</text:p>
          </table:table-cell>
          <table:table-cell office:value-type="string">
            <text:p>Επαγγ.κατηγορία</text:p>
          </table:table-cell>
          <table:table-cell office:value-type="string">
            <text:p>Ενεργός</text:p>
          </table:table-cell>
        </table:table-row>
        <table:table-row table:style-name="ro1">
          <table:table-cell office:value-type="string">
            <text:p>Δ-00213</text:p>
          </table:table-cell>
          <table:table-cell office:value-type="string">
            <text:p>ΜΠΑΖΑΚΑΣ Δ. ΜΟΝ/ΠΗ ΕΠΕ</text:p>
          </table:table-cell>
          <table:table-cell office:value-type="string">
            <text:p>ΟΙΚΟΝΟΜΟΥ</text:p>
          </table:table-cell>
          <table:table-cell office:value-type="string">
            <text:p>ΝΙΚ. ΟΥΡΑΝΟΥ 12</text:p>
          </table:table-cell>
          <table:table-cell office:value-type="float" office:value="54627">
            <text:p>54627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00469">
            <text:p>2310500469</text:p>
          </table:table-cell>
          <table:table-cell office:value-type="string">
            <text:p>ΕΜΠΟΡΙΟ</text:p>
          </table:table-cell>
          <table:table-cell office:value-type="string">
            <text:p>------------Εμπόριο-------------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511</text:p>
          </table:table-cell>
          <table:table-cell office:value-type="string">
            <text:p>ΤΣΑΛΙΚΗΣ ΔΗΜΗΤΡΙΟΣ</text:p>
          </table:table-cell>
          <table:table-cell office:value-type="string">
            <text:p>ΟΙΚΟΝΟΜΟΥ</text:p>
          </table:table-cell>
          <table:table-cell office:value-type="string">
            <text:p>ΑΓΙΑ ΤΡΙΑΔΑ</text:p>
          </table:table-cell>
          <table:table-cell office:value-type="float" office:value="57019">
            <text:p>57019</text:p>
          </table:table-cell>
          <table:table-cell office:value-type="string">
            <text:p>ΝΕΟΙ ΕΠΙΒΑΤΕΣ</text:p>
          </table:table-cell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2051282">
            <text:p>2392051282</text:p>
          </table:table-cell>
          <table:table-cell office:value-type="string">
            <text:p>ΧΡΩΜΑΤΑ - ΣΙΔΗΡΙΚΑ</text:p>
          </table:table-cell>
          <table:table-cell office:value-type="string">
            <text:p>Χρώματα - Σιδηρικά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566</text:p>
          </table:table-cell>
          <table:table-cell office:value-type="string">
            <text:p>ΜΟΥΡΙΖΑΚΗ Δ. ΜΑΡΙΑΝΝΑ</text:p>
          </table:table-cell>
          <table:table-cell office:value-type="string">
            <text:p>ΟΙΚΟΝΟΜΟΥ</text:p>
          </table:table-cell>
          <table:table-cell office:value-type="string">
            <text:p>Γ.ΠΑΠΑΝΙΚΟΛΑΟΥ 42</text:p>
          </table:table-cell>
          <table:table-cell office:value-type="float" office:value="57010">
            <text:p>57010</text:p>
          </table:table-cell>
          <table:table-cell/>
          <table:table-cell office:value-type="string">
            <text:p>ΑΣΒΕΣΤΟΧΩΡΙ ΘΕΣΣ/ΚΗ</text:p>
          </table:table-cell>
          <table:table-cell office:value-type="string">
            <text:p>ΘΕΣΣΑΛΟΝΙΚΗΣ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581</text:p>
          </table:table-cell>
          <table:table-cell office:value-type="string">
            <text:p>ΙΩΑΝΝΙΔΟΥ ΣΤ.ΑΝΝΑ</text:p>
          </table:table-cell>
          <table:table-cell office:value-type="string">
            <text:p>ΟΙΚΟΝΟΜΟΥ</text:p>
          </table:table-cell>
          <table:table-cell office:value-type="float" office:value="0">
            <text:p>0</text:p>
          </table:table-cell>
          <table:table-cell office:value-type="float" office:value="57006">
            <text:p>57006</text:p>
          </table:table-cell>
          <table:table-cell/>
          <table:table-cell office:value-type="string">
            <text:p>ΒΑΣΙΛΙΚΑ ΘΕΣΣΑΛΟΝΙΚΗ</text:p>
          </table:table-cell>
          <table:table-cell office:value-type="string">
            <text:p>ΘΕΣΣΑΛΟΝΙΚΗΣ</text:p>
          </table:table-cell>
          <table:table-cell office:value-type="float" office:value="2396022822">
            <text:p>239602282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17</text:p>
          </table:table-cell>
          <table:table-cell office:value-type="string">
            <text:p>ΓΟΥΜΑΤΖΙΔΗΣ Γ. ΚΩΝΣΤΑΝΤΙΝΟΣ</text:p>
          </table:table-cell>
          <table:table-cell office:value-type="string">
            <text:p>ΟΙΚΟΝΟΜΟΥ</text:p>
          </table:table-cell>
          <table:table-cell office:value-type="string">
            <text:p>Κ. ΚΑΡΑΜΑΝΛΗ 79</text:p>
          </table:table-cell>
          <table:table-cell office:value-type="float" office:value="56334">
            <text:p>56334</text:p>
          </table:table-cell>
          <table:table-cell/>
          <table:table-cell office:value-type="string">
            <text:p>ΕΛΕΥΘΕΡΙΟ ΘΕΣΣ/ΚΗ</text:p>
          </table:table-cell>
          <table:table-cell office:value-type="string">
            <text:p>ΘΕΣΣΑΛΟΝΙΚΗΣ</text:p>
          </table:table-cell>
          <table:table-cell office:value-type="float" office:value="2310774937">
            <text:p>2310774937</text:p>
          </table:table-cell>
          <table:table-cell office:value-type="string">
            <text:p>ΕΜΠΟΡΙΟ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24</text:p>
          </table:table-cell>
          <table:table-cell office:value-type="string">
            <text:p>ΝΤΟΝΟΥΤΣΙΟΣ ΑΝΤΩΝΗΣ</text:p>
          </table:table-cell>
          <table:table-cell office:value-type="string">
            <text:p>ΟΙΚΟΝΟΜΟΥ</text:p>
          </table:table-cell>
          <table:table-cell office:value-type="string">
            <text:p>1ο ΧΛΜ.ΕΠΑΝΟΜΗΣ-ΠΛΑΓΙΑΡΙΟΥ</text:p>
          </table:table-cell>
          <table:table-cell office:value-type="float" office:value="57500">
            <text:p>57500</text:p>
          </table:table-cell>
          <table:table-cell/>
          <table:table-cell office:value-type="string">
            <text:p>ΕΠΑΝΟΜΗ</text:p>
          </table:table-cell>
          <table:table-cell office:value-type="string">
            <text:p>ΘΕΣΣΑΛΟΝΙΚΗΣ</text:p>
          </table:table-cell>
          <table:table-cell office:value-type="float" office:value="2392044288">
            <text:p>2392044288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25</text:p>
          </table:table-cell>
          <table:table-cell office:value-type="string">
            <text:p>ΠΑΝΤΕΛΗΣ ΑΘ. ΓΕΩΡΓΙΟΣ</text:p>
          </table:table-cell>
          <table:table-cell office:value-type="string">
            <text:p>ΟΙΚΟΝΟΜΟΥ</text:p>
          </table:table-cell>
          <table:table-cell office:value-type="string">
            <text:p>28ΗΣ ΟΚΤΩΒΡΙΟΥ 29</text:p>
          </table:table-cell>
          <table:table-cell office:value-type="float" office:value="57500">
            <text:p>57500</text:p>
          </table:table-cell>
          <table:table-cell/>
          <table:table-cell office:value-type="string">
            <text:p>ΕΠΑΝΩΜΗ ΘΕΣ/ΚΗΣ</text:p>
          </table:table-cell>
          <table:table-cell office:value-type="string">
            <text:p>ΘΕΣΣΑΛΟΝΙΚΗΣ</text:p>
          </table:table-cell>
          <table:table-cell office:value-type="float" office:value="6977201392">
            <text:p>6977201392</text:p>
          </table:table-cell>
          <table:table-cell office:value-type="string">
            <text:p>ΜΗΧΑΝΗΜΑΤΑ-ΕΡΓΑΛΕΙ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29</text:p>
          </table:table-cell>
          <table:table-cell office:value-type="string">
            <text:p>ΤΡΑΚΑΣ ΑΘ. ΧΡΗΣΤΟΣ</text:p>
          </table:table-cell>
          <table:table-cell office:value-type="string">
            <text:p>ΟΙΚΟΝΟΜΟΥ</text:p>
          </table:table-cell>
          <table:table-cell office:value-type="string">
            <text:p>ΠΑΠΑΔΙΑΜΑΝΤΗ 59, <text:s text:c="4"/>ΕΥΚΑΡΠΙΑ</text:p>
          </table:table-cell>
          <table:table-cell office:value-type="float" office:value="56429">
            <text:p>56429</text:p>
          </table:table-cell>
          <table:table-cell office:value-type="string">
            <text:p>ΕΥΚΑΡΠΙΑ</text:p>
          </table:table-cell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682775">
            <text:p>2310682775</text:p>
          </table:table-cell>
          <table:table-cell office:value-type="string">
            <text:p>ΜΗΧΑΝΗΜΑΤΑ ΚΗΠΟΥ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37</text:p>
          </table:table-cell>
          <table:table-cell office:value-type="string">
            <text:p>ΓΡΥΛΛΟΣ ΛΕΩΝΙΔΑΣ ΚΑΙ ΕΛΕΝΗ ΕΠΕ</text:p>
          </table:table-cell>
          <table:table-cell office:value-type="string">
            <text:p>ΟΙΚΟΝΟΜΟΥ</text:p>
          </table:table-cell>
          <table:table-cell office:value-type="string">
            <text:p>ΑΓΙΟΥ ΓΕΩΡΓΙΟΥ 3</text:p>
          </table:table-cell>
          <table:table-cell office:value-type="float" office:value="71601">
            <text:p>71601</text:p>
          </table:table-cell>
          <table:table-cell/>
          <table:table-cell office:value-type="string">
            <text:p>ΝΕΑ ΑΛΙΚΑΡΝΑΣΣΟΣ</text:p>
          </table:table-cell>
          <table:table-cell office:value-type="string">
            <text:p>ΘΕΣΣΑΛΟΝΙΚΗΣ</text:p>
          </table:table-cell>
          <table:table-cell office:value-type="float" office:value="231022213">
            <text:p>231022213</text:p>
          </table:table-cell>
          <table:table-cell office:value-type="string">
            <text:p>ΛΙΑΝΙΚΟ ΕΜΠΟΡΙΟ ΓΕΩΡΓΙΚΩΝ ΦΑΡΜΑΚΩΝ ΚΑΙ ΛΙΠΑΣΜΑΤΩΝ ΣΕ ΜΙΚΡΟΣΥΣΚΕΥΑΣΙΕΣ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40</text:p>
          </table:table-cell>
          <table:table-cell office:value-type="string">
            <text:p>ΓΑΒΡΙΗΛΙΔΗΣ ΝΙΚΟΛΑΟΣ</text:p>
          </table:table-cell>
          <table:table-cell office:value-type="string">
            <text:p>ΟΙΚΟΝΟΜΟΥ</text:p>
          </table:table-cell>
          <table:table-cell office:value-type="string">
            <text:p>ΚΑΠΕΤΑΝ ΧΑΨΑ 37</text:p>
          </table:table-cell>
          <table:table-cell office:value-type="float" office:value="57001">
            <text:p>57001</text:p>
          </table:table-cell>
          <table:table-cell office:value-type="string">
            <text:p>ΘΕΡΜΗ</text:p>
          </table:table-cell>
          <table:table-cell office:value-type="string">
            <text:p>ΘΕΡΜΗ, <text:s/>ΘΕΣΣΑΛΟΝΙΚΗ</text:p>
          </table:table-cell>
          <table:table-cell office:value-type="string">
            <text:p>ΘΕΣΣΑΛΟΝΙΚΗΣ</text:p>
          </table:table-cell>
          <table:table-cell office:value-type="float" office:value="2310460249">
            <text:p>2310460249</text:p>
          </table:table-cell>
          <table:table-cell office:value-type="string">
            <text:p>ΕΜΠΟΡΙΟ - SERVICE ΜΗΧΑΝΩΝ ΚΗΠΟΥ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41</text:p>
          </table:table-cell>
          <table:table-cell office:value-type="string">
            <text:p>ΚΥΡΙΑΚΙΔΗΣ <text:s/>ΑΡΙΣΤΟΤΕΛΗΣ ΚΩΝΣΤΑΝΤΙΝΟΣ</text:p>
          </table:table-cell>
          <table:table-cell office:value-type="string">
            <text:p>ΟΙΚΟΝΟΜΟΥ</text:p>
          </table:table-cell>
          <table:table-cell office:value-type="string">
            <text:p>ΒΙΠΕΘ ΘΕΡΜΗΣ</text:p>
          </table:table-cell>
          <table:table-cell office:value-type="float" office:value="57001">
            <text:p>57001</text:p>
          </table:table-cell>
          <table:table-cell/>
          <table:table-cell office:value-type="string">
            <text:p>ΘΕΡΜΗ</text:p>
          </table:table-cell>
          <table:table-cell office:value-type="string">
            <text:p>ΘΕΣΣΑΛΟΝΙΚΗΣ</text:p>
          </table:table-cell>
          <table:table-cell office:value-type="float" office:value="2310466495">
            <text:p>2310466495</text:p>
          </table:table-cell>
          <table:table-cell office:value-type="string">
            <text:p>ΧΟΝΔΡΙΚΟ ΕΜΠΟΡΙΟ ΑΛΛΩΝ ΟΙΚΟΔΟΜΙΚΩΝ ΥΛΙΚ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44</text:p>
          </table:table-cell>
          <table:table-cell office:value-type="string">
            <text:p>ΚΑΡΑΠΑΤΣΑΚΙΔΗΣ ΦΩΤΗΣ</text:p>
          </table:table-cell>
          <table:table-cell office:value-type="string">
            <text:p>ΟΙΚΟΝΟΜΟΥ</text:p>
          </table:table-cell>
          <table:table-cell office:value-type="string">
            <text:p>Ν.ΠΛΑΣΤΗΡΑ 53</text:p>
          </table:table-cell>
          <table:table-cell office:value-type="float" office:value="54250">
            <text:p>54250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327103">
            <text:p>2310327103</text:p>
          </table:table-cell>
          <table:table-cell office:value-type="string">
            <text:p>ΕΜΠΟΡΙΟ ΓΕΩΡΓ. ΕΙΔΩΝ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45</text:p>
          </table:table-cell>
          <table:table-cell office:value-type="string">
            <text:p>ΚΑΡΑΛΕΞΙΔΗΣ Α.-ΠΟΓΡΕΒΝΟΙ Ν.</text:p>
          </table:table-cell>
          <table:table-cell office:value-type="string">
            <text:p>ΟΙΚΟΝΟΜΟΥ</text:p>
          </table:table-cell>
          <table:table-cell office:value-type="string">
            <text:p>ΦΡΑΓΚΩΝ 19</text:p>
          </table:table-cell>
          <table:table-cell office:value-type="float" office:value="54625">
            <text:p>54625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37564">
            <text:p>2310537564</text:p>
          </table:table-cell>
          <table:table-cell office:value-type="string">
            <text:p>ΓΕΩΡΓΙΚΑ ΕΦΟΔΙΑ</text:p>
          </table:table-cell>
          <table:table-cell office:value-type="string">
            <text:p>Αγροτικά Εφόδια - Ζωοτροφέ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46</text:p>
          </table:table-cell>
          <table:table-cell office:value-type="string">
            <text:p>ΙΟΡΔΑΝΙΔΗΣ ΧΡ.&amp; ΣΙΑ ΟΕ</text:p>
          </table:table-cell>
          <table:table-cell office:value-type="string">
            <text:p>ΟΙΚΟΝΟΜΟΥ</text:p>
          </table:table-cell>
          <table:table-cell office:value-type="string">
            <text:p>ΦΡΑΓΚΩΝ 26</text:p>
          </table:table-cell>
          <table:table-cell office:value-type="float" office:value="54625">
            <text:p>54625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40042">
            <text:p>2310540042</text:p>
          </table:table-cell>
          <table:table-cell office:value-type="string">
            <text:p>ΕΜΠΟΡΙ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47</text:p>
          </table:table-cell>
          <table:table-cell office:value-type="string">
            <text:p>ΣΤΕΦΑΝΙΔΗΣ ΑΣΤΕΡΙΟΣ</text:p>
          </table:table-cell>
          <table:table-cell office:value-type="string">
            <text:p>ΟΙΚΟΝΟΜΟΥ</text:p>
          </table:table-cell>
          <table:table-cell office:value-type="string">
            <text:p>ΒΑΛΑΩΡΙΤΟΥ 3</text:p>
          </table:table-cell>
          <table:table-cell office:value-type="float" office:value="54626">
            <text:p>54626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8889">
            <text:p>2310518889</text:p>
          </table:table-cell>
          <table:table-cell office:value-type="string">
            <text:p>ΓΕΩΡΓΙΚΑ ΜΗΧ. - ΑΡΔΕΥΤ. ΣΥΣΤΗΜΑΤ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48</text:p>
          </table:table-cell>
          <table:table-cell office:value-type="string">
            <text:p>ΖΑΜΑΘΡΑΚΗΣ Σ.</text:p>
          </table:table-cell>
          <table:table-cell office:value-type="string">
            <text:p>ΟΙΚΟΝΟΜΟΥ</text:p>
          </table:table-cell>
          <table:table-cell office:value-type="string">
            <text:p>ΔΩΔΕΚΑΝΗΣΟΥ 7</text:p>
          </table:table-cell>
          <table:table-cell office:value-type="float" office:value="54626">
            <text:p>54626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4716">
            <text:p>231051471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49</text:p>
          </table:table-cell>
          <table:table-cell office:value-type="string">
            <text:p>ΜΑΤΖΑΡΗΣ ΝΙΚ. ΔΙΑΜΑΝΤΗΣ</text:p>
          </table:table-cell>
          <table:table-cell office:value-type="string">
            <text:p>ΟΙΚΟΝΟΜΟΥ</text:p>
          </table:table-cell>
          <table:table-cell office:value-type="string">
            <text:p>ΓΙΑΝΝΙΤΣΩΝ 36</text:p>
          </table:table-cell>
          <table:table-cell office:value-type="float" office:value="54627">
            <text:p>54627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29956">
            <text:p>2310529956</text:p>
          </table:table-cell>
          <table:table-cell office:value-type="string">
            <text:p>ΕΜΠΟΡΙΑ-ΕΠΙΣΚΕΥΕΣ ΜΗΧ/ΤΩΝ ΚΗΠΟΥ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50</text:p>
          </table:table-cell>
          <table:table-cell office:value-type="string">
            <text:p>ΙΜΠΕΧ ΑΒΕΕΕ</text:p>
          </table:table-cell>
          <table:table-cell office:value-type="string">
            <text:p>ΟΙΚΟΝΟΜΟΥ</text:p>
          </table:table-cell>
          <table:table-cell office:value-type="string">
            <text:p>ΜΟΝΑΣΤΗΡΙΟΥ 212</text:p>
          </table:table-cell>
          <table:table-cell office:value-type="float" office:value="54628">
            <text:p>54628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1655">
            <text:p>231051165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51</text:p>
          </table:table-cell>
          <table:table-cell office:value-type="string">
            <text:p>ΓΑΛΑΝΗΣ Γ. ΜΙΧΑΗΛ</text:p>
          </table:table-cell>
          <table:table-cell office:value-type="string">
            <text:p>ΟΙΚΟΝΟΜΟΥ</text:p>
          </table:table-cell>
          <table:table-cell office:value-type="string">
            <text:p>ΦΡΑΓΚΩΝ 13</text:p>
          </table:table-cell>
          <table:table-cell office:value-type="float" office:value="54646">
            <text:p>54646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3603">
            <text:p>2310513603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52</text:p>
          </table:table-cell>
          <table:table-cell office:value-type="string">
            <text:p>ΣΥΜΕΩΝΙΔΗΣ Σ. ΛΑΖΑΡΟΣ</text:p>
          </table:table-cell>
          <table:table-cell office:value-type="string">
            <text:p>ΟΙΚΟΝΟΜΟΥ</text:p>
          </table:table-cell>
          <table:table-cell office:value-type="string">
            <text:p>ΦΡΑΓΚΩΝ 13</text:p>
          </table:table-cell>
          <table:table-cell office:value-type="float" office:value="54626">
            <text:p>54626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8761">
            <text:p>2310518761</text:p>
          </table:table-cell>
          <table:table-cell office:value-type="string">
            <text:p>ΛΙΑΝΙΚΟ ΕΜΠΟΡΙΟ ΣΠΟΡΩΝ ΑΝΘΕΩΝ ΚΑΙ ΚΑΡΠ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53</text:p>
          </table:table-cell>
          <table:table-cell office:value-type="string">
            <text:p>ΠΟΛΥΧΡΟΝΙΑΔΗΣ Δ. Γ.</text:p>
          </table:table-cell>
          <table:table-cell office:value-type="string">
            <text:p>ΟΙΚΟΝΟΜΟΥ</text:p>
          </table:table-cell>
          <table:table-cell office:value-type="string">
            <text:p>ΓΕΩΡΓΙΚΗΣ ΣΧΟΛΗΣ 134</text:p>
          </table:table-cell>
          <table:table-cell office:value-type="float" office:value="55134">
            <text:p>55134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471885">
            <text:p>231047188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654</text:p>
          </table:table-cell>
          <table:table-cell office:value-type="string">
            <text:p>ΠΑΠΑΛΙΟΥΡΑΣ-ΧΑΤΖΗΣΤΡΑΤΗΣ ΟΕ</text:p>
          </table:table-cell>
          <table:table-cell office:value-type="string">
            <text:p>ΟΙΚΟΝΟΜΟΥ</text:p>
          </table:table-cell>
          <table:table-cell office:value-type="string">
            <text:p>24 ΧΙΛ.ΘΕΣ/ΝΙΚΗΣ-ΜΟΥΔΑΝΙΩΝ</text:p>
          </table:table-cell>
          <table:table-cell office:value-type="float" office:value="57500">
            <text:p>57500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2091666">
            <text:p>2392091666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719</text:p>
          </table:table-cell>
          <table:table-cell office:value-type="string">
            <text:p>ΔΙΑΣ Α.Ε.</text:p>
          </table:table-cell>
          <table:table-cell office:value-type="string">
            <text:p>ΟΙΚΟΝΟΜΟΥ</text:p>
          </table:table-cell>
          <table:table-cell office:value-type="string">
            <text:p>3ο ΧΛΜ ΕΟ ΘΕΣΣΑΛΟΝΙΚΗΣ - ΑΘΗΝΩΝ</text:p>
          </table:table-cell>
          <table:table-cell office:value-type="float" office:value="54628">
            <text:p>54628</text:p>
          </table:table-cell>
          <table:table-cell table:number-columns-repeated="2"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703536">
            <text:p>2310703536</text:p>
          </table:table-cell>
          <table:table-cell office:value-type="string">
            <text:p>ΓΕΩΡΓΙΚΑ ΜΗΧΑΝΗΜΑΤ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727</text:p>
          </table:table-cell>
          <table:table-cell office:value-type="string">
            <text:p>ΧΡΙΣΤΟΔΟΥΛΙΔΟΥ Θ.ΑΝΑΣΤΑΣΙΑ</text:p>
          </table:table-cell>
          <table:table-cell office:value-type="string">
            <text:p>ΟΙΚΟΝΟΜΟΥ</text:p>
          </table:table-cell>
          <table:table-cell office:value-type="string">
            <text:p>Ν.ΜΟΝΑΣΤΗΡΙΟΥ 25</text:p>
          </table:table-cell>
          <table:table-cell office:value-type="float" office:value="56334">
            <text:p>56334</text:p>
          </table:table-cell>
          <table:table-cell/>
          <table:table-cell office:value-type="string">
            <text:p>ΚΟΡΔΕΛΙΟ ΘΕΣΣΑΛΟΝΙΚΗ</text:p>
          </table:table-cell>
          <table:table-cell office:value-type="string">
            <text:p>ΘΕΣΣΑΛΟΝΙΚΗΣ</text:p>
          </table:table-cell>
          <table:table-cell office:value-type="float" office:value="2310764311">
            <text:p>231076431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763</text:p>
          </table:table-cell>
          <table:table-cell office:value-type="string">
            <text:p>ΤΟΥΜΠΕΛΗΣ ΣΤΕΡΓΙΟΣ</text:p>
          </table:table-cell>
          <table:table-cell office:value-type="string">
            <text:p>ΟΙΚΟΝΟΜΟΥ</text:p>
          </table:table-cell>
          <table:table-cell office:value-type="string">
            <text:p>ΣΧΟΛΕΙΟΥ 9</text:p>
          </table:table-cell>
          <table:table-cell office:value-type="float" office:value="57200">
            <text:p>57200</text:p>
          </table:table-cell>
          <table:table-cell/>
          <table:table-cell office:value-type="string">
            <text:p>ΛΗΤΗ</text:p>
          </table:table-cell>
          <table:table-cell office:value-type="string">
            <text:p>ΘΕΣΣΑΛΟΝΙΚΗΣ</text:p>
          </table:table-cell>
          <table:table-cell office:value-type="float" office:value="6936988485">
            <text:p>6936988485</text:p>
          </table:table-cell>
          <table:table-cell office:value-type="string">
            <text:p>ΑΓΡΟΤΗΣ ΕΙΔΙΚΟΥ ΚΑΘΕΣΤΩΤΟΣ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795</text:p>
          </table:table-cell>
          <table:table-cell office:value-type="string">
            <text:p>ΜΗΛΩΣΗΣ ΠΕΡΙΚΛΗΣ</text:p>
          </table:table-cell>
          <table:table-cell office:value-type="string">
            <text:p>ΟΙΚΟΝΟΜΟΥ</text:p>
          </table:table-cell>
          <table:table-cell office:value-type="string">
            <text:p>ΜΑΡΚΟΥ ΜΠΟΤΣΑΡΗ 3</text:p>
          </table:table-cell>
          <table:table-cell office:value-type="float" office:value="54643">
            <text:p>54643</text:p>
          </table:table-cell>
          <table:table-cell/>
          <table:table-cell office:value-type="string">
            <text:p>Ν.ΠΑΡΑΛΙΑ, ΘΕΣΣΑΛΟΝΙΚΗ</text:p>
          </table:table-cell>
          <table:table-cell office:value-type="string">
            <text:p>ΘΕΣΣΑΛΟΝΙΚΗΣ</text:p>
          </table:table-cell>
          <table:table-cell office:value-type="float" office:value="2310860887">
            <text:p>2310860887</text:p>
          </table:table-cell>
          <table:table-cell office:value-type="string">
            <text:p>ΕΜΠΟΡΙΟ ΟΙΚΟΔΟΜΙΚΩΝ</text:p>
          </table:table-cell>
          <table:table-cell office:value-type="string">
            <text:p>Τεχνικές - Οικοδομικέ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814</text:p>
          </table:table-cell>
          <table:table-cell office:value-type="string">
            <text:p>ΓΙΟΛΒΑΝΗΣ ΠΑΝΑΓΙΩΤΗΣ</text:p>
          </table:table-cell>
          <table:table-cell office:value-type="string">
            <text:p>ΟΙΚΟΝΟΜΟΥ</text:p>
          </table:table-cell>
          <table:table-cell office:value-type="string">
            <text:p>ΛΑΓΚΑΔΑ 158, ΝΕΑΠΟΛΗ</text:p>
          </table:table-cell>
          <table:table-cell office:value-type="float" office:value="56727">
            <text:p>56727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43395">
            <text:p>2310543395</text:p>
          </table:table-cell>
          <table:table-cell office:value-type="string">
            <text:p>ΕΡΓΑΛΕΙΑ-ΜΗΧΑΝΗΜΑΤ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857</text:p>
          </table:table-cell>
          <table:table-cell office:value-type="string">
            <text:p>ΒΕΛΛΙΑΝΙΤΗΣ ΔΗΜΗΤΡΙΟΣ</text:p>
          </table:table-cell>
          <table:table-cell office:value-type="string">
            <text:p>ΟΙΚΟΝΟΜΟΥ</text:p>
          </table:table-cell>
          <table:table-cell office:value-type="string">
            <text:p>20ο ΧΛΜ ΘΕΣΣΑΛΟΝΙΚΗΣ-ΠΕΡΑΙΑΣ, ΠΕΡΑΙΑ</text:p>
          </table:table-cell>
          <table:table-cell office:value-type="float" office:value="57019">
            <text:p>57019</text:p>
          </table:table-cell>
          <table:table-cell office:value-type="string">
            <text:p>ΠΕΡΑΙΑ</text:p>
          </table:table-cell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2025603">
            <text:p>2392025603</text:p>
          </table:table-cell>
          <table:table-cell office:value-type="string">
            <text:p>ΜΗΧΑΝΗΜΑΤΑ ΚΗΠΟΥ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912</text:p>
          </table:table-cell>
          <table:table-cell office:value-type="string">
            <text:p>ΠΑΠΑΣ Χ.- ΛΟΙΖΙΔΟΥ Π. ΟΕ</text:p>
          </table:table-cell>
          <table:table-cell office:value-type="string">
            <text:p>ΟΙΚΟΝΟΜΟΥ</text:p>
          </table:table-cell>
          <table:table-cell office:value-type="string">
            <text:p>1ο ΧΛΜ.ΘΕΡΜΗΣ ΠΑΝΟΡΑΜΑΤΟΣ</text:p>
          </table:table-cell>
          <table:table-cell office:value-type="float" office:value="57001">
            <text:p>57001</text:p>
          </table:table-cell>
          <table:table-cell office:value-type="string">
            <text:p>ΘΕΡΜΗ</text:p>
          </table:table-cell>
          <table:table-cell office:value-type="string">
            <text:p>ΤΘ:60557 <text:s/>ΘΕΣΣΑΛΟΝΙΚΗ</text:p>
          </table:table-cell>
          <table:table-cell office:value-type="string">
            <text:p>ΘΕΣΣΑΛΟΝΙΚΗΣ</text:p>
          </table:table-cell>
          <table:table-cell office:value-type="float" office:value="2310463231">
            <text:p>2310463231</text:p>
          </table:table-cell>
          <table:table-cell office:value-type="string">
            <text:p>ΦΥΤΩΡΙΟ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913</text:p>
          </table:table-cell>
          <table:table-cell office:value-type="string">
            <text:p>ΣΕΡΑΦΕΙΜ ΑΘΑΝ.ΧΡΙΣΤΟΔΟΥΛΟΣ</text:p>
          </table:table-cell>
          <table:table-cell office:value-type="string">
            <text:p>ΟΙΚΟΝΟΜΟΥ</text:p>
          </table:table-cell>
          <table:table-cell office:value-type="string">
            <text:p>1οΧΛΜ.ΣΙΜΜΑΧ.ΟΔΟΣ ΩΡΑΙΟΚΑΣΤΡ</text:p>
          </table:table-cell>
          <table:table-cell office:value-type="float" office:value="57013">
            <text:p>57013</text:p>
          </table:table-cell>
          <table:table-cell/>
          <table:table-cell office:value-type="string">
            <text:p>ΤΘ337 <text:s/>ΩΡΑΙΟΚΑΣΤΡΟ</text:p>
          </table:table-cell>
          <table:table-cell office:value-type="string">
            <text:p>ΘΕΣΣΑΛΟΝΙΚΗΣ</text:p>
          </table:table-cell>
          <table:table-cell office:value-type="float" office:value="2310690423">
            <text:p>2310690423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914</text:p>
          </table:table-cell>
          <table:table-cell office:value-type="string">
            <text:p>ΓΚΕΛΛΗΣ ΔΗΜ.ΓΕΩΡΓΙΟΣ</text:p>
          </table:table-cell>
          <table:table-cell office:value-type="string">
            <text:p>ΟΙΚΟΝΟΜΟΥ</text:p>
          </table:table-cell>
          <table:table-cell office:value-type="string">
            <text:p>ΠΑΤΡΙΑΡΧΙΚΟ ΠΥΛΑΙΑΣ</text:p>
          </table:table-cell>
          <table:table-cell office:value-type="float" office:value="57001">
            <text:p>57001</text:p>
          </table:table-cell>
          <table:table-cell/>
          <table:table-cell office:value-type="string">
            <text:p>ΤΘ60737 <text:s/>ΠΥΛΑΙΑ ΘΕΣΣΑΛΟΝΙΚΗΣ</text:p>
          </table:table-cell>
          <table:table-cell office:value-type="string">
            <text:p>ΘΕΣΣΑΛΟΝΙΚΗΣ</text:p>
          </table:table-cell>
          <table:table-cell office:value-type="float" office:value="2310473909">
            <text:p>2310473909</text:p>
          </table:table-cell>
          <table:table-cell office:value-type="string">
            <text:p>ΦΥΤΩΡΙΟ</text:p>
          </table:table-cell>
          <table:table-cell office:value-type="string">
            <text:p>Φυτώρια - Ανθοπωλεία -Είδη Κηπουρική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915</text:p>
          </table:table-cell>
          <table:table-cell office:value-type="string">
            <text:p>ΧΑΤΖΗΓΑΒΡΙΗΛΙΔΗ <text:s/>ΑΦΟΙ Ο.Ε.</text:p>
          </table:table-cell>
          <table:table-cell office:value-type="string">
            <text:p>ΟΙΚΟΝΟΜΟΥ</text:p>
          </table:table-cell>
          <table:table-cell office:value-type="string">
            <text:p>ΑΜΦΙΠΟΛΕΩΣ 32-34, ΚΑΤΩ ΤΟΥΜΠΑ</text:p>
          </table:table-cell>
          <table:table-cell office:value-type="float" office:value="54454">
            <text:p>54454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939364">
            <text:p>2310939364</text:p>
          </table:table-cell>
          <table:table-cell office:value-type="string">
            <text:p>ΕΜΠΟΡΙΟ ΗΛΕΚ. ΕΡΓΑΛΕΙ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0976</text:p>
          </table:table-cell>
          <table:table-cell office:value-type="string">
            <text:p>ΠΑΣΤΑΡΜΑΤΖΗΣ ΔΗΜΗΤΡΙΟΣ</text:p>
          </table:table-cell>
          <table:table-cell office:value-type="string">
            <text:p>ΟΙΚΟΝΟΜΟΥ</text:p>
          </table:table-cell>
          <table:table-cell office:value-type="string">
            <text:p>ΛΑΓΚΑΔΑΣ</text:p>
          </table:table-cell>
          <table:table-cell office:value-type="float" office:value="57200">
            <text:p>57200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4024245">
            <text:p>2394024245</text:p>
          </table:table-cell>
          <table:table-cell office:value-type="string">
            <text:p>ΕΜΠΟΡΙΑ - SERVICE ΜΗΧΑΝΗΜΑΤΩΝ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Δ-00987</text:p>
          </table:table-cell>
          <table:table-cell office:value-type="string">
            <text:p>ΖΑΧΑΡΙΑΔΗΣ Κ. ΣΟΥΛΙΚΟ</text:p>
          </table:table-cell>
          <table:table-cell office:value-type="string">
            <text:p>ΟΙΚΟΝΟΜΟΥ</text:p>
          </table:table-cell>
          <table:table-cell office:value-type="string">
            <text:p>ΔΡΑΓΟΥΜΑΝΟΥ 10</text:p>
          </table:table-cell>
          <table:table-cell office:value-type="float" office:value="54629">
            <text:p>54629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21365">
            <text:p>2310521365</text:p>
          </table:table-cell>
          <table:table-cell office:value-type="string">
            <text:p>ΕΠΙΣΚΕΥΕΣ ΕΡΓΑΛΕΙΩΝ-ΜΗΧΑΝΗΜΑΤ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012</text:p>
          </table:table-cell>
          <table:table-cell office:value-type="string">
            <text:p>ΕΣΚΙΑΔΗΣ - ΜΠΑΛΟΔΗΜΟΣ Α.Β.Ε.</text:p>
          </table:table-cell>
          <table:table-cell office:value-type="string">
            <text:p>ΟΙΚΟΝΟΜΟΥ</text:p>
          </table:table-cell>
          <table:table-cell office:value-type="string">
            <text:p>7ο ΧΛΜ ΘΕΣΣΑΛΟΝΙΚΗΣ-ΑΘΗΝΩΝ ΤΘ 1434</text:p>
          </table:table-cell>
          <table:table-cell office:value-type="float" office:value="57009">
            <text:p>57009</text:p>
          </table:table-cell>
          <table:table-cell/>
          <table:table-cell office:value-type="string">
            <text:p>ΚΑΛΟΧΩΡΙ ΘΕΣΣΑΛΟΝΙΚΗΣ</text:p>
          </table:table-cell>
          <table:table-cell office:value-type="string">
            <text:p>ΘΕΣΣΑΛΟΝΙΚΗΣ</text:p>
          </table:table-cell>
          <table:table-cell office:value-type="float" office:value="2310596574">
            <text:p>2310596574</text:p>
          </table:table-cell>
          <table:table-cell office:value-type="string">
            <text:p>ΓΕΩΡΓΙΚΑ ΜΗΧΑΝΗΜΑΤΑ-ΑΝΤΑΛΛΑΚΤΙΚ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051</text:p>
          </table:table-cell>
          <table:table-cell office:value-type="string">
            <text:p>ΣΧΟΙΝΑΣ Χ. &amp; ΣΙΑ ΟΕ</text:p>
          </table:table-cell>
          <table:table-cell office:value-type="string">
            <text:p>ΟΙΚΟΝΟΜΟΥ</text:p>
          </table:table-cell>
          <table:table-cell office:value-type="string">
            <text:p>ΦΡΑΓΚΩΝ 13</text:p>
          </table:table-cell>
          <table:table-cell office:value-type="float" office:value="54626">
            <text:p>54626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4673">
            <text:p>2310514673</text:p>
          </table:table-cell>
          <table:table-cell office:value-type="string">
            <text:p>ΜΗΧΑΝΗΜΑΤΑ - ΕΡΓΑΛΕΙΑ</text:p>
          </table:table-cell>
          <table:table-cell office:value-type="string">
            <text:p>Μηχανήματ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077</text:p>
          </table:table-cell>
          <table:table-cell office:value-type="string">
            <text:p>ΤΣΑΤΣΑΡΗΣ ΦΩΤΗΣ &amp; ΣΙΑ ΟΕ</text:p>
          </table:table-cell>
          <table:table-cell office:value-type="string">
            <text:p>ΟΙΚΟΝΟΜΟΥ</text:p>
          </table:table-cell>
          <table:table-cell office:value-type="string">
            <text:p>ΕΘΝ. ΑΝΤΙΣΤΑΣΗΣ 2, ΝΙΚΟΠΟΛΗ</text:p>
          </table:table-cell>
          <table:table-cell office:value-type="float" office:value="56430">
            <text:p>56430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51545">
            <text:p>2310551545</text:p>
          </table:table-cell>
          <table:table-cell office:value-type="string">
            <text:p>ΕΜΠΟΡΙΟ ΜΗΧΑΝΗΜΑΤ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082</text:p>
          </table:table-cell>
          <table:table-cell office:value-type="string">
            <text:p>ΠΑΠΑΣ ΧΡΗΣΤΟΣ</text:p>
          </table:table-cell>
          <table:table-cell office:value-type="string">
            <text:p>ΟΙΚΟΝΟΜΟΥ</text:p>
          </table:table-cell>
          <table:table-cell office:value-type="string">
            <text:p>1ο ΧΛΜ ΘΕΡΜΗΣ-ΠΑΝΟΡΑΜΑΤΟΣ,ΤΘ 60557</text:p>
          </table:table-cell>
          <table:table-cell office:value-type="float" office:value="57001">
            <text:p>57001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463231">
            <text:p>2310463231</text:p>
          </table:table-cell>
          <table:table-cell office:value-type="string">
            <text:p>ΕΜΠ. ΓΕΩΡΓΙΚΩΝ ΕΙΔΩΝ - ΕΦΟΔΙ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095</text:p>
          </table:table-cell>
          <table:table-cell office:value-type="string">
            <text:p>ΜΠΑΖΑΚΑ PLUS ΕΠΕ</text:p>
          </table:table-cell>
          <table:table-cell office:value-type="string">
            <text:p>ΟΙΚΟΝΟΜΟΥ</text:p>
          </table:table-cell>
          <table:table-cell office:value-type="string">
            <text:p>ΓΙΑΝΝΙΤΣΩΝ 43</text:p>
          </table:table-cell>
          <table:table-cell office:value-type="float" office:value="54627">
            <text:p>54627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52334">
            <text:p>2310552334</text:p>
          </table:table-cell>
          <table:table-cell office:value-type="string">
            <text:p>ΕΜΠΟΡΙΟ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096</text:p>
          </table:table-cell>
          <table:table-cell office:value-type="string">
            <text:p>ΣΥΜΕΩΝΙΔΗΣ ΙΩΑΝΝΗΣ</text:p>
          </table:table-cell>
          <table:table-cell office:value-type="string">
            <text:p>ΟΙΚΟΝΟΜΟΥ</text:p>
          </table:table-cell>
          <table:table-cell office:value-type="string">
            <text:p>ΣΕΡ. ΤΣΑΚΜΑΝΗ 24, ΛΑΓΚΑΔΑΣ</text:p>
          </table:table-cell>
          <table:table-cell office:value-type="float" office:value="57200">
            <text:p>57200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4025423">
            <text:p>2394025423</text:p>
          </table:table-cell>
          <table:table-cell office:value-type="string">
            <text:p>ΓΕΩΡΓΙΚΑ ΜΗΧΑΝΗΜΑΤ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129</text:p>
          </table:table-cell>
          <table:table-cell office:value-type="string">
            <text:p>ΚΑΤΑΓΑΣ Ι.-ΒΑΚΙΡΤΖΗ Α. ΟΕ</text:p>
          </table:table-cell>
          <table:table-cell office:value-type="string">
            <text:p>ΟΙΚΟΝΟΜΟΥ</text:p>
          </table:table-cell>
          <table:table-cell office:value-type="string">
            <text:p>11ο ΧΛΜ ΠΕΟ ΘΕΣΣΑΛΟΝΙΚΗΣ-ΚΙΛΚΙΣ</text:p>
          </table:table-cell>
          <table:table-cell office:value-type="float" office:value="54500">
            <text:p>54500</text:p>
          </table:table-cell>
          <table:table-cell/>
          <table:table-cell office:value-type="string">
            <text:p>ΒΙ.ΠΑ. ΝΕΟΧΩΡΟΥΔΑΣ</text:p>
          </table:table-cell>
          <table:table-cell office:value-type="string">
            <text:p>ΘΕΣΣΑΛΟΝΙΚΗΣ</text:p>
          </table:table-cell>
          <table:table-cell office:value-type="float" office:value="2310783702">
            <text:p>2310783702</text:p>
          </table:table-cell>
          <table:table-cell office:value-type="string">
            <text:p>ΕΜΠΟΡΙΑ ΠΛΕΓΜΑΤ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144</text:p>
          </table:table-cell>
          <table:table-cell office:value-type="string">
            <text:p>ΧΑΝΤΑΒΑΡΙΔΗΣ ΘΕΟΧΑΡΗΣ</text:p>
          </table:table-cell>
          <table:table-cell office:value-type="string">
            <text:p>ΟΙΚΟΝΟΜΟΥ</text:p>
          </table:table-cell>
          <table:table-cell office:value-type="string">
            <text:p>ΕΘΝ. ΑΝΤΙΣΤΑΣΗΣ 11-13, ΚΟΥΦΑΛΙΑ</text:p>
          </table:table-cell>
          <table:table-cell office:value-type="float" office:value="57100">
            <text:p>57100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1053683">
            <text:p>2391053683</text:p>
          </table:table-cell>
          <table:table-cell office:value-type="string">
            <text:p>ΕΜΠΟΡΙΟ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155</text:p>
          </table:table-cell>
          <table:table-cell office:value-type="string">
            <text:p>ΚΟΤΣΙΝΑ Α. ΕΠΕ</text:p>
          </table:table-cell>
          <table:table-cell office:value-type="string">
            <text:p>ΟΙΚΟΝΟΜΟΥ</text:p>
          </table:table-cell>
          <table:table-cell office:value-type="string">
            <text:p>ΠΥΡΙΤΣΑ ΙΩΝΙΑΣ</text:p>
          </table:table-cell>
          <table:table-cell office:value-type="float" office:value="57008">
            <text:p>57008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781500">
            <text:p>2310781500</text:p>
          </table:table-cell>
          <table:table-cell office:value-type="string">
            <text:p>ΓΕΩΡΓΙΚΑ ΜΗΧΑΝΗΜΑΤΑ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156</text:p>
          </table:table-cell>
          <table:table-cell office:value-type="string">
            <text:p>ΠΑΣΤΑΡΜΑΤΖΗΣ ΔΗΜ. ΓΕΩΡΓΙΟΣ</text:p>
          </table:table-cell>
          <table:table-cell office:value-type="string">
            <text:p>ΟΙΚΟΝΟΜΟΥ</text:p>
          </table:table-cell>
          <table:table-cell office:value-type="string">
            <text:p>ΔΗΜΟΚΡΑΤΙΑΣ 27</text:p>
          </table:table-cell>
          <table:table-cell office:value-type="float" office:value="57200">
            <text:p>57200</text:p>
          </table:table-cell>
          <table:table-cell/>
          <table:table-cell office:value-type="string">
            <text:p>ΛΑΓΚΑΔΑΣ</text:p>
          </table:table-cell>
          <table:table-cell office:value-type="string">
            <text:p>ΘΕΣΣΑΛΟΝΙΚΗΣ</text:p>
          </table:table-cell>
          <table:table-cell office:value-type="float" office:value="2394024245">
            <text:p>2394024245</text:p>
          </table:table-cell>
          <table:table-cell office:value-type="string">
            <text:p>ΕΜΠΟΡΙΟ ΜΗΧΑΝΗΜΑΤΩΝ-ΕΠΙΣΚΕΥΕΣ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169</text:p>
          </table:table-cell>
          <table:table-cell office:value-type="string">
            <text:p>ΚΥΡΙΑΚΙΔΗΣ ΑΡΙΣΤ. &amp; ΣΙΑ ΟΕ</text:p>
          </table:table-cell>
          <table:table-cell office:value-type="string">
            <text:p>ΟΙΚΟΝΟΜΟΥ</text:p>
          </table:table-cell>
          <table:table-cell office:value-type="string">
            <text:p>ΒΕΝΙΖΕΛΟΥ 3, ΘΕΡΜΗ</text:p>
          </table:table-cell>
          <table:table-cell office:value-type="float" office:value="57001">
            <text:p>57001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462160">
            <text:p>2310462160</text:p>
          </table:table-cell>
          <table:table-cell office:value-type="string">
            <text:p>ΧΡΩΜΑΤΑ-ΣΙΔΗΡΙΚΑ-ΕΡΓΑΛΕΙΑ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183</text:p>
          </table:table-cell>
          <table:table-cell office:value-type="string">
            <text:p>ΠΑΠΑΔΟΠΟΥΛΟΣ Α. ΑΒΕΕ</text:p>
          </table:table-cell>
          <table:table-cell office:value-type="string">
            <text:p>ΟΙΚΟΝΟΜΟΥ</text:p>
          </table:table-cell>
          <table:table-cell office:value-type="string">
            <text:p>ΒΙΟΜ. ΠΑΡΚΟ ΠΟΛΥΚΑΣΤΡΟΥ</text:p>
          </table:table-cell>
          <table:table-cell office:value-type="float" office:value="61200">
            <text:p>61200</text:p>
          </table:table-cell>
          <table:table-cell/>
          <table:table-cell office:value-type="string">
            <text:p>ΚΙΛΚΙΣ</text:p>
          </table:table-cell>
          <table:table-cell office:value-type="string">
            <text:p>ΘΕΣΣΑΛΟΝΙΚΗΣ</text:p>
          </table:table-cell>
          <table:table-cell office:value-type="float" office:value="2310703536">
            <text:p>2310703536</text:p>
          </table:table-cell>
          <table:table-cell office:value-type="string">
            <text:p>ΕΜΠΟΡΙΑ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238</text:p>
          </table:table-cell>
          <table:table-cell office:value-type="string">
            <text:p>ΤΑΦΡΑΛΗ Θ. ΕΥΑΝΘΙΑ</text:p>
          </table:table-cell>
          <table:table-cell office:value-type="string">
            <text:p>ΟΙΚΟΝΟΜΟΥ</text:p>
          </table:table-cell>
          <table:table-cell office:value-type="string">
            <text:p>28ης ΟΚΤΩΒΡΙΟΥ 19-21, ΦΙΛΥΡΟ</text:p>
          </table:table-cell>
          <table:table-cell office:value-type="float" office:value="57010">
            <text:p>57010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6906214472">
            <text:p>6906214472</text:p>
          </table:table-cell>
          <table:table-cell office:value-type="string">
            <text:p>ΕΜΠΟΡΙΟ ΖΩΟΤΡΟΦΩΝ-ΚΤΗΝ. ΕΙΔ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249</text:p>
          </table:table-cell>
          <table:table-cell office:value-type="string">
            <text:p>ΚΑΝΚ ΑΕ</text:p>
          </table:table-cell>
          <table:table-cell office:value-type="string">
            <text:p>ΟΙΚΟΝΟΜΟΥ</text:p>
          </table:table-cell>
          <table:table-cell office:value-type="string">
            <text:p>ΜΟΝΑΣΤΗΡΙΟΥ 140</text:p>
          </table:table-cell>
          <table:table-cell office:value-type="float" office:value="54627">
            <text:p>54627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321121">
            <text:p>2310321121</text:p>
          </table:table-cell>
          <table:table-cell office:value-type="string">
            <text:p>ΕΝΟΙΚΙΑΣΕΙΣ-ΠΩΛΗΣΕΙΣ ΜΗΧΑΝΗΜΑΤ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251</text:p>
          </table:table-cell>
          <table:table-cell office:value-type="string">
            <text:p>ΜΑΥΡΙΔΗΣ ΑΝΑΣΤΑΣΙΟΣ</text:p>
          </table:table-cell>
          <table:table-cell office:value-type="string">
            <text:p>ΟΙΚΟΝΟΜΟΥ</text:p>
          </table:table-cell>
          <table:table-cell office:value-type="string">
            <text:p>1ο ΧΛΜ ΛΑΓΚΑΔΑ-ΚΟΛΧΙΚΟΥ</text:p>
          </table:table-cell>
          <table:table-cell office:value-type="float" office:value="57200">
            <text:p>57200</text:p>
          </table:table-cell>
          <table:table-cell/>
          <table:table-cell office:value-type="string">
            <text:p>ΛΑΓΚΑΔΑΣ</text:p>
          </table:table-cell>
          <table:table-cell office:value-type="string">
            <text:p>ΘΕΣΣΑΛΟΝΙΚΗΣ</text:p>
          </table:table-cell>
          <table:table-cell office:value-type="float" office:value="2394025704">
            <text:p>2394025704</text:p>
          </table:table-cell>
          <table:table-cell office:value-type="string">
            <text:p>ΕΜΠΟΡΙΟ-ΕΠΙΣΚΕΥΕΣ ΓΕΩΡΓ. ΜΗΧ/Τ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314</text:p>
          </table:table-cell>
          <table:table-cell office:value-type="string">
            <text:p>ΟΙΚΟΝΟΜΟΥ ΤΑΞΙΑΡΧΗ ΥΙΟΙ ΟΕ</text:p>
          </table:table-cell>
          <table:table-cell office:value-type="string">
            <text:p>ΟΙΚΟΝΟΜΟΥ</text:p>
          </table:table-cell>
          <table:table-cell office:value-type="string">
            <text:p>ΜΑΥΡΑ ΧΩΜΑΤΑ, ΕΥΟΣΜΟΣ</text:p>
          </table:table-cell>
          <table:table-cell office:value-type="float" office:value="56224">
            <text:p>56224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51589">
            <text:p>2310551589</text:p>
          </table:table-cell>
          <table:table-cell office:value-type="string">
            <text:p>ΕΜΠΟΡΙΑ-ΜΕΤΤΑΛΙΚΕΣ ΚΑΤΑΣΚΕΥΕΣ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376</text:p>
          </table:table-cell>
          <table:table-cell office:value-type="string">
            <text:p>ΚΑΡΑΤΣΙΑΛΗ ΑΦΟΙ &amp; ΣΙΑ ΟΕ</text:p>
          </table:table-cell>
          <table:table-cell office:value-type="string">
            <text:p>ΟΙΚΟΝΟΜΟΥ</text:p>
          </table:table-cell>
          <table:table-cell office:value-type="string">
            <text:p>7ο ΧΛΜ ΘΕΣΣΑΛΟΝΙΚΗΣ-ΛΑΓΚΑΔΑ</text:p>
          </table:table-cell>
          <table:table-cell office:value-type="float" office:value="56429">
            <text:p>56429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681103">
            <text:p>2310681103</text:p>
          </table:table-cell>
          <table:table-cell office:value-type="string">
            <text:p>ΕΜΠΟΡΙΟ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396</text:p>
          </table:table-cell>
          <table:table-cell office:value-type="string">
            <text:p>ΤΖΕΛΑΤΙΔΗΣ ΙΩΑΝΝΗΣ</text:p>
          </table:table-cell>
          <table:table-cell office:value-type="string">
            <text:p>ΟΙΚΟΝΟΜΟΥ</text:p>
          </table:table-cell>
          <table:table-cell office:value-type="string">
            <text:p>Κ. ΚΑΡΑΜΑΝΛΗ 193, ΒΟΥΛΓΑΡΗ</text:p>
          </table:table-cell>
          <table:table-cell office:value-type="float" office:value="54249">
            <text:p>54249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4024639">
            <text:p>2314024639</text:p>
          </table:table-cell>
          <table:table-cell office:value-type="string">
            <text:p>ΒΙΟΜΗΧΑΝΙΚΑ ΕΡΓΑΛΕΙ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439</text:p>
          </table:table-cell>
          <table:table-cell office:value-type="string">
            <text:p>ΜΠΑΣΙΑΣ ΔΗΜΗΤΡΙΟΣ</text:p>
          </table:table-cell>
          <table:table-cell office:value-type="string">
            <text:p>ΟΙΚΟΝΟΜΟΥ</text:p>
          </table:table-cell>
          <table:table-cell office:value-type="string">
            <text:p>Α. &amp; Γ. ΔΑΒΑΚΗ 30, ΘΕΡΜΗ</text:p>
          </table:table-cell>
          <table:table-cell office:value-type="float" office:value="57001">
            <text:p>57001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466007">
            <text:p>2310466007</text:p>
          </table:table-cell>
          <table:table-cell office:value-type="string">
            <text:p>ΓΕΩΡΓΙΚΑ ΕΦΟΔΙΑ</text:p>
          </table:table-cell>
          <table:table-cell office:value-type="string">
            <text:p>Αγροτικά Εφόδια - Ζωοτροφέ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444</text:p>
          </table:table-cell>
          <table:table-cell office:value-type="string">
            <text:p>ΟΡΦΑΝΟΣ Δ.-ΟΡΦΑΝΟΣ Ν. &amp; ΣΙΑ ΟΕ</text:p>
          </table:table-cell>
          <table:table-cell office:value-type="string">
            <text:p>ΟΙΚΟΝΟΜΟΥ</text:p>
          </table:table-cell>
          <table:table-cell office:value-type="string">
            <text:p>9ο ΧΛΜ. ΠΕΟ ΘΕΣΣΑΛΟΝΙΚΗΣ-ΚΙΛΚΙΣ</text:p>
          </table:table-cell>
          <table:table-cell office:value-type="float" office:value="57008">
            <text:p>57008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781628">
            <text:p>2310781628</text:p>
          </table:table-cell>
          <table:table-cell office:value-type="string">
            <text:p>ΧΗΜΙΚΑ ΠΡΟΙΟΝΤΑ</text:p>
          </table:table-cell>
          <table:table-cell office:value-type="string">
            <text:p>Χημικά - Αέρια - Χρώματα - Εκρηκτικά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453</text:p>
          </table:table-cell>
          <table:table-cell office:value-type="string">
            <text:p>ΜΠΑΖΑΚΑΣ GREEN ΕΠΕ</text:p>
          </table:table-cell>
          <table:table-cell office:value-type="string">
            <text:p>ΟΙΚΟΝΟΜΟΥ</text:p>
          </table:table-cell>
          <table:table-cell office:value-type="string">
            <text:p>ΓΙΑΝΝΙΤΣΩΝ 51</text:p>
          </table:table-cell>
          <table:table-cell office:value-type="float" office:value="54627">
            <text:p>54627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5990">
            <text:p>2310515990</text:p>
          </table:table-cell>
          <table:table-cell office:value-type="string">
            <text:p>ΕΜΠΟΡΙΟ ΗΛΕΚΤΡΟΚΙΝΗΤΗΡΩΝ-ΓΕΝΝΗΤΡΙΩΝ</text:p>
          </table:table-cell>
          <table:table-cell office:value-type="string">
            <text:p>Ηλεκτρολογικό - Ηλεκτρονικό Υλικό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497</text:p>
          </table:table-cell>
          <table:table-cell office:value-type="string">
            <text:p>ΔΑΜΚΑΛΗ ΜΑΡΙΑ</text:p>
          </table:table-cell>
          <table:table-cell office:value-type="string">
            <text:p>ΟΙΚΟΝΟΜΟΥ</text:p>
          </table:table-cell>
          <table:table-cell office:value-type="string">
            <text:p>ΕΠ. ΟΔΟΣ ΘΕΣ/ΚΗΣ - ΕΠΑΝΟΜΗΣ</text:p>
          </table:table-cell>
          <table:table-cell office:value-type="float" office:value="57500">
            <text:p>57500</text:p>
          </table:table-cell>
          <table:table-cell/>
          <table:table-cell office:value-type="string">
            <text:p>ΕΠΑΝΟΜΗ</text:p>
          </table:table-cell>
          <table:table-cell office:value-type="string">
            <text:p>ΘΕΣΣΑΛΟΝΙΚΗΣ</text:p>
          </table:table-cell>
          <table:table-cell office:value-type="float" office:value="2392042634">
            <text:p>2392042634</text:p>
          </table:table-cell>
          <table:table-cell office:value-type="string">
            <text:p>ΓΕΩΡΓΙΚΑ ΕΦΟΔΙΑ</text:p>
          </table:table-cell>
          <table:table-cell office:value-type="string">
            <text:p>Αγροτικά Εφόδια - Ζωοτροφέ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544</text:p>
          </table:table-cell>
          <table:table-cell office:value-type="string">
            <text:p>ΒΑΣΙΛΕΙΑΔΗΣ ΝΙΚΟΛΑΟΣ</text:p>
          </table:table-cell>
          <table:table-cell office:value-type="string">
            <text:p>ΟΙΚΟΝΟΜΟΥ</text:p>
          </table:table-cell>
          <table:table-cell office:value-type="string">
            <text:p>12ο ΧΛΜ ΘΕΣΣΑΛΟΝΙΚΗΣ - Ν. ΜΟΥΔΑΝΙΩΝ, Τ.Θ. 333</text:p>
          </table:table-cell>
          <table:table-cell office:value-type="float" office:value="57001">
            <text:p>57001</text:p>
          </table:table-cell>
          <table:table-cell/>
          <table:table-cell office:value-type="string">
            <text:p>ΘΕΡΜΗ</text:p>
          </table:table-cell>
          <table:table-cell office:value-type="string">
            <text:p>ΘΕΣΣΑΛΟΝΙΚΗΣ</text:p>
          </table:table-cell>
          <table:table-cell office:value-type="float" office:value="2310475475">
            <text:p>2310475475</text:p>
          </table:table-cell>
          <table:table-cell office:value-type="string">
            <text:p>ΕΜΠΟΡΙΟ ΚΑΙ ΠΑΡΑΓΩΓΗ ΦΥΤΩΝ</text:p>
          </table:table-cell>
          <table:table-cell office:value-type="string">
            <text:p>Φυτώρια - Ανθοπωλεία -Είδη Κηπουρική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566</text:p>
          </table:table-cell>
          <table:table-cell office:value-type="string">
            <text:p>ΠΑΓΩΝΙΔΗ ΑΦΟΙ ΟΕ</text:p>
          </table:table-cell>
          <table:table-cell office:value-type="string">
            <text:p>ΟΙΚΟΝΟΜΟΥ</text:p>
          </table:table-cell>
          <table:table-cell office:value-type="string">
            <text:p>Κ. ΚΑΡΑΜΑΝΛΗ 85, ΔΙΑΒΑΤΑ</text:p>
          </table:table-cell>
          <table:table-cell office:value-type="float" office:value="57008">
            <text:p>57008</text:p>
          </table:table-cell>
          <table:table-cell/>
          <table:table-cell office:value-type="string">
            <text:p>ΙΩΝΙΑΣ ΘΕΣΣΑΛΟΝΙΚΗΣ</text:p>
          </table:table-cell>
          <table:table-cell office:value-type="string">
            <text:p>ΘΕΣΣΑΛΟΝΙΚΗΣ</text:p>
          </table:table-cell>
          <table:table-cell office:value-type="string">
            <text:p>2310780064/781064</text:p>
          </table:table-cell>
          <table:table-cell office:value-type="string">
            <text:p>ΜΗΧΑΝΗΜΑΤΑ-ΕΡΓΑΛΕΙ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573</text:p>
          </table:table-cell>
          <table:table-cell office:value-type="string">
            <text:p>ΟΙΚΟΝΟΜΟΥ ΓΕΩΡΓΙΟΣ</text:p>
          </table:table-cell>
          <table:table-cell office:value-type="string">
            <text:p>ΟΙΚΟΝΟΜΟΥ</text:p>
          </table:table-cell>
          <table:table-cell office:value-type="string">
            <text:p>ΤΑΝΤΑΛΟΥ 30</text:p>
          </table:table-cell>
          <table:table-cell office:value-type="float" office:value="54629">
            <text:p>54629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6946507102">
            <text:p>6946507102</text:p>
          </table:table-cell>
          <table:table-cell office:value-type="string">
            <text:p>ΕΜΠΟΡΙΑ ΠΡΟΙΟΝΤΩΝ ΨΥΞΗΣ-ΚΛΙΜΑΤΙΣΜΟΥ</text:p>
          </table:table-cell>
          <table:table-cell office:value-type="string">
            <text:p>Θέρμανση - Ψύξη - Κλιματισμός - Αερισμό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585</text:p>
          </table:table-cell>
          <table:table-cell office:value-type="string">
            <text:p>ΣΑΡΒΑΝΙΔΟΥ ΑΝΝΑ</text:p>
          </table:table-cell>
          <table:table-cell office:value-type="string">
            <text:p>ΟΙΚΟΝΟΜΟΥ</text:p>
          </table:table-cell>
          <table:table-cell office:value-type="string">
            <text:p>ΕΘΝ. ΑΝΤΙΣΤΑΣΕΩΣ 106 &amp; ΜΑΚΕΔΟΝΙΑΣ 45</text:p>
          </table:table-cell>
          <table:table-cell office:value-type="float" office:value="55134">
            <text:p>55134</text:p>
          </table:table-cell>
          <table:table-cell/>
          <table:table-cell office:value-type="string">
            <text:p>ΚΑΛΑΜΑΡΙΑ, ΘΕΣΣΑΛΟΝΙΚΗ</text:p>
          </table:table-cell>
          <table:table-cell office:value-type="string">
            <text:p>ΘΕΣΣΑΛΟΝΙΚΗΣ</text:p>
          </table:table-cell>
          <table:table-cell office:value-type="float" office:value="2310481472">
            <text:p>2310481472</text:p>
          </table:table-cell>
          <table:table-cell office:value-type="string">
            <text:p>ΕΜΠΟΡΙΟ ΞΥΛΕΙΑΣ-ΚΑΥΣΙΜΑ</text:p>
          </table:table-cell>
          <table:table-cell office:value-type="string">
            <text:p>Καύσιμα - Λιπαντικά - Υγραέρι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593</text:p>
          </table:table-cell>
          <table:table-cell office:value-type="string">
            <text:p>ΠΑΥΛΟΣ ΑΝΑΣΤΑΣΙΟΥ ΜΟΥΤΑΦΙΔΗΣ ΕΠΕ</text:p>
          </table:table-cell>
          <table:table-cell office:value-type="string">
            <text:p>ΟΙΚΟΝΟΜΟΥ</text:p>
          </table:table-cell>
          <table:table-cell office:value-type="string">
            <text:p>ΜΟΝΑΣΤΗΡΙΟΥ 246, ΑΜΠΕΛΟΚΗΠΟΙ</text:p>
          </table:table-cell>
          <table:table-cell office:value-type="float" office:value="54628">
            <text:p>54628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35600">
            <text:p>2310535600</text:p>
          </table:table-cell>
          <table:table-cell office:value-type="string">
            <text:p>ΧΟΝΔΡΙΚΟ ΕΜΠΟΡΙΟ ΕΡΓΑΛΕΙΩΝ ΧΕΙΡΟΣ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595</text:p>
          </table:table-cell>
          <table:table-cell office:value-type="string">
            <text:p>ΚΑΡΠΟΥΧΤΣΗΣ ΕΥΣΤΡΑΤΙΟΣ</text:p>
          </table:table-cell>
          <table:table-cell office:value-type="string">
            <text:p>ΟΙΚΟΝΟΜΟΥ</text:p>
          </table:table-cell>
          <table:table-cell office:value-type="string">
            <text:p>ΑΙΓΛΗΣ 5, ΕΥΟΣΜΟΣ</text:p>
          </table:table-cell>
          <table:table-cell office:value-type="float" office:value="56224">
            <text:p>56224</text:p>
          </table:table-cell>
          <table:table-cell/>
          <table:table-cell table:number-columns-repeated="2" office:value-type="string">
            <text:p>ΘΕΣΣΑΛΟΝΙΚΗΣ</text:p>
          </table:table-cell>
          <table:table-cell office:value-type="float" office:value="6945361780">
            <text:p>6945361780</text:p>
          </table:table-cell>
          <table:table-cell office:value-type="string">
            <text:p>ΧΟΝΔΡΙΚΟ ΕΜΠΟΡΙΟ ΚΛΙΜΑΤΙΣΤΙΚΩΝ ΜΗΧΑΝΗΜΑΤΩΝ</text:p>
          </table:table-cell>
          <table:table-cell office:value-type="string">
            <text:p>Θέρμανση - Ψύξη - Κλιματισμός - Αερισμό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603</text:p>
          </table:table-cell>
          <table:table-cell office:value-type="string">
            <text:p>ΤΣΑΚΜΑΚΙΔΟΥ ΣΜΑΡΑΓΔΑ</text:p>
          </table:table-cell>
          <table:table-cell office:value-type="string">
            <text:p>ΟΙΚΟΝΟΜΟΥ</text:p>
          </table:table-cell>
          <table:table-cell office:value-type="string">
            <text:p>ΑΛ. ΠΑΠΑΝΑΣΤΑΣΙΟΥ 54</text:p>
          </table:table-cell>
          <table:table-cell office:value-type="float" office:value="54639">
            <text:p>54639</text:p>
          </table:table-cell>
          <table:table-cell table:number-columns-repeated="2"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822022">
            <text:p>2310822022</text:p>
          </table:table-cell>
          <table:table-cell office:value-type="string">
            <text:p>ΦΥΤΩΡΙΟ</text:p>
          </table:table-cell>
          <table:table-cell office:value-type="string">
            <text:p>Φυτώρια - Ανθοπωλεία -Είδη Κηπουρική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625</text:p>
          </table:table-cell>
          <table:table-cell office:value-type="string">
            <text:p>ΠΑΝΑΓΙΩΤΙΔΗΣ Ι. ΙΩΑΝΝΗΣ &amp; ΣΙΑ ΕΕ</text:p>
          </table:table-cell>
          <table:table-cell office:value-type="string">
            <text:p>ΟΙΚΟΝΟΜΟΥ</text:p>
          </table:table-cell>
          <table:table-cell office:value-type="string">
            <text:p>ΝΕΑ ΜΟΝΑΣΤΗΡΙΟΥ 62, ΕΛΕΥΘΕΡΙΟ ΚΟΡΔΕΛΙΟ</text:p>
          </table:table-cell>
          <table:table-cell office:value-type="float" office:value="56334">
            <text:p>56334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767030">
            <text:p>2310767030</text:p>
          </table:table-cell>
          <table:table-cell office:value-type="string">
            <text:p>ΕΜΠΟΡΙΟ ΕΡΓΑΛΕΙΩΝ ΧΕΙΡΟΣ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637</text:p>
          </table:table-cell>
          <table:table-cell office:value-type="string">
            <text:p>GARDEN CENTER ΒΑΣΙΛΕΙΑΔΗ ΜΟΝΟΠΡΟΣΩΠΗ ΑΕ</text:p>
          </table:table-cell>
          <table:table-cell office:value-type="string">
            <text:p>ΟΙΚΟΝΟΜΟΥ</text:p>
          </table:table-cell>
          <table:table-cell office:value-type="string">
            <text:p>12 ΧΛΜ ΘΕΣΣΑΛΟΝΙΚΗΣ-ΜΟΥΔΑΝΙΩΝ, ΘΕΡΜΗ</text:p>
          </table:table-cell>
          <table:table-cell office:value-type="float" office:value="57001">
            <text:p>57001</text:p>
          </table:table-cell>
          <table:table-cell office:value-type="string">
            <text:p>ΘΕΡΜΗ</text:p>
          </table:table-cell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475475">
            <text:p>2310475475</text:p>
          </table:table-cell>
          <table:table-cell office:value-type="string">
            <text:p>ΧΟΝΔΡΙΚΟ ΕΜΠΟΡΙΟ ΛΟΥΛΟΥΔΙΩΝ ΚΑΙ ΦΥΤΩΝ</text:p>
          </table:table-cell>
          <table:table-cell office:value-type="string">
            <text:p>Φυτώρια - Ανθοπωλεία -Είδη Κηπουρική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646</text:p>
          </table:table-cell>
          <table:table-cell office:value-type="string">
            <text:p>ΠΑΠΑΚΩΣΤΑΣ ΑΛΕΞΑΝΔΡΟΣ</text:p>
          </table:table-cell>
          <table:table-cell office:value-type="string">
            <text:p>ΟΙΚΟΝΟΜΟΥ</text:p>
          </table:table-cell>
          <table:table-cell office:value-type="string">
            <text:p>2ο ΧΛΜ ΣΥΜΜΑΧΙΚΗΣ ΟΔΟΥ ΩΡΑΙΟΚΑΣΤΡΟΥ</text:p>
          </table:table-cell>
          <table:table-cell office:value-type="float" office:value="57013">
            <text:p>57013</text:p>
          </table:table-cell>
          <table:table-cell/>
          <table:table-cell office:value-type="string">
            <text:p>ΩΡΑΙΟΚΑΣΤΡΟ</text:p>
          </table:table-cell>
          <table:table-cell office:value-type="string">
            <text:p>ΘΕΣΣΑΛΟΝΙΚΗΣ</text:p>
          </table:table-cell>
          <table:table-cell office:value-type="float" office:value="2310684194">
            <text:p>2310684194</text:p>
          </table:table-cell>
          <table:table-cell office:value-type="string">
            <text:p>ΑΝΘΗ-ΦΥΤΑ</text:p>
          </table:table-cell>
          <table:table-cell office:value-type="string">
            <text:p>Φυτώρια - Ανθοπωλεία -Είδη Κηπουρική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657</text:p>
          </table:table-cell>
          <table:table-cell office:value-type="string">
            <text:p>ΓΚΕΛΗΣ Δ. ΓΕΩΡΓΙΟΣ &amp; ΣΙΑ ΟE</text:p>
          </table:table-cell>
          <table:table-cell office:value-type="string">
            <text:p>ΟΙΚΟΝΟΜΟΥ</text:p>
          </table:table-cell>
          <table:table-cell office:value-type="string">
            <text:p>ΠΥΛΑΙΑΣ- ΘΕΡΜΗΣ, ΕΝΑΝΤΙ ΝΕΩΝ ΚΟΙΜΗΤΗΡΙΩΝ ΘΕΣ/ΝΙΚΗΣ</text:p>
          </table:table-cell>
          <table:table-cell office:value-type="float" office:value="55535">
            <text:p>55535</text:p>
          </table:table-cell>
          <table:table-cell/>
          <table:table-cell office:value-type="string">
            <text:p>ΠΥΛΑΙΑ</text:p>
          </table:table-cell>
          <table:table-cell office:value-type="string">
            <text:p>ΘΕΣΣΑΛΟΝΙΚΗΣ</text:p>
          </table:table-cell>
          <table:table-cell office:value-type="float" office:value="2310437875">
            <text:p>2310437875</text:p>
          </table:table-cell>
          <table:table-cell office:value-type="string">
            <text:p>ΑΝΘΗ-ΦΥΤΑ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679</text:p>
          </table:table-cell>
          <table:table-cell office:value-type="string">
            <text:p>ΜΑΝΤΑΣ ΜΑΤΘΑΙΟΣ</text:p>
          </table:table-cell>
          <table:table-cell office:value-type="string">
            <text:p>ΟΙΚΟΝΟΜΟΥ</text:p>
          </table:table-cell>
          <table:table-cell office:value-type="string">
            <text:p>ΣΤΑΥΡΟΣ</text:p>
          </table:table-cell>
          <table:table-cell office:value-type="float" office:value="57014">
            <text:p>57014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7061122">
            <text:p>2397061122</text:p>
          </table:table-cell>
          <table:table-cell office:value-type="string">
            <text:p>ΕΜΠΟΡΙΟ</text:p>
          </table:table-cell>
          <table:table-cell office:value-type="string">
            <text:p>------------Εμπόριο-------------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698</text:p>
          </table:table-cell>
          <table:table-cell office:value-type="string">
            <text:p>ΤΣΟΛΑΚΟΣ ΠΑΝΑΓΙΩΤΗΣ</text:p>
          </table:table-cell>
          <table:table-cell office:value-type="string">
            <text:p>ΟΙΚΟΝΟΜΟΥ</text:p>
          </table:table-cell>
          <table:table-cell office:value-type="string">
            <text:p>ΚΛΗΡΟΤΕΜΑΧΙΟ 538, ΠΕΡΑΙΑ</text:p>
          </table:table-cell>
          <table:table-cell office:value-type="float" office:value="57019">
            <text:p>57019</text:p>
          </table:table-cell>
          <table:table-cell office:value-type="string">
            <text:p>ΠΕΡΑΙΑ</text:p>
          </table:table-cell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2064785">
            <text:p>2392064785</text:p>
          </table:table-cell>
          <table:table-cell office:value-type="string">
            <text:p>ΑΝΘΗ-ΦΥΤΑ</text:p>
          </table:table-cell>
          <table:table-cell office:value-type="string">
            <text:p>Φυτώρια - Ανθοπωλεία -Είδη Κηπουρική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Δ-01700</text:p>
          </table:table-cell>
          <table:table-cell office:value-type="string">
            <text:p>ΥΙΟΙ ΤΙΜΟΛΕΟΝΤΟΣ ΜΠΟΖΑΤΖΙΔΗ ΟΕ</text:p>
          </table:table-cell>
          <table:table-cell office:value-type="string">
            <text:p>ΟΙΚΟΝΟΜΟΥ</text:p>
          </table:table-cell>
          <table:table-cell office:value-type="string">
            <text:p>ΒΑΣ. ΟΛΓΑΣ 202</text:p>
          </table:table-cell>
          <table:table-cell office:value-type="float" office:value="54655">
            <text:p>54655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414022">
            <text:p>2310414022</text:p>
          </table:table-cell>
          <table:table-cell office:value-type="string">
            <text:p>ΕΜΠΟΡΙΟ</text:p>
          </table:table-cell>
          <table:table-cell office:value-type="string">
            <text:p>------------Εμπόριο-------------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Λ-00033</text:p>
          </table:table-cell>
          <table:table-cell office:value-type="string">
            <text:p>ΕΥΣΤΡΑΤΙΟΥ ΕΥΣΤΡΑΤΙΟΣ &amp; ΣΙΑ ΕΕ</text:p>
          </table:table-cell>
          <table:table-cell office:value-type="string">
            <text:p>ΟΙΚΟΝΟΜΟΥ</text:p>
          </table:table-cell>
          <table:table-cell office:value-type="string">
            <text:p>ΤΑΒΑΚΗ 42</text:p>
          </table:table-cell>
          <table:table-cell office:value-type="float" office:value="57001">
            <text:p>57001</text:p>
          </table:table-cell>
          <table:table-cell/>
          <table:table-cell office:value-type="string">
            <text:p>ΘΕΡΜΗ, ΘΕΣΣΑΛΟΝΙΚΗ</text:p>
          </table:table-cell>
          <table:table-cell office:value-type="string">
            <text:p>ΘΕΣΣΑΛΟΝΙΚΗΣ</text:p>
          </table:table-cell>
          <table:table-cell office:value-type="float" office:value="2310464468">
            <text:p>2310464468</text:p>
          </table:table-cell>
          <table:table-cell office:value-type="string">
            <text:p>ΕΜΠΟΡΙΟ ΕΡΓΑΛΕΙΩΝ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Λ-01591</text:p>
          </table:table-cell>
          <table:table-cell office:value-type="string">
            <text:p>ΑΡΩΜΑ ΜΕΝΤΙΤΕΡΡΑΝΕΟ ΜΟΝΟΠΡΟΣΩΠΗ ΙΚΕ</text:p>
          </table:table-cell>
          <table:table-cell office:value-type="string">
            <text:p>ΟΙΚΟΝΟΜΟΥ</text:p>
          </table:table-cell>
          <table:table-cell office:value-type="string">
            <text:p>ΕΛΕΥΘΕΡΟΧΩΡΙ</text:p>
          </table:table-cell>
          <table:table-cell office:value-type="float" office:value="61002">
            <text:p>61002</text:p>
          </table:table-cell>
          <table:table-cell/>
          <table:table-cell office:value-type="string">
            <text:p>ΧΕΡΣΟ</text:p>
          </table:table-cell>
          <table:table-cell office:value-type="string">
            <text:p>ΘΕΣΣΑΛΟΝΙΚΗΣ</text:p>
          </table:table-cell>
          <table:table-cell office:value-type="float" office:value="6944280232">
            <text:p>6944280232</text:p>
          </table:table-cell>
          <table:table-cell office:value-type="string">
            <text:p>ΕΜΠΟΡΙΟ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Λ-01605</text:p>
          </table:table-cell>
          <table:table-cell office:value-type="string">
            <text:p>ΧΑΣΙΩΤΑΚΗΣ ΓΕΩΡΓΙΟΣ</text:p>
          </table:table-cell>
          <table:table-cell office:value-type="string">
            <text:p>ΟΙΚΟΝΟΜΟΥ</text:p>
          </table:table-cell>
          <table:table-cell office:value-type="string">
            <text:p>Κ. ΚΑΡΑΜΑΝΛΗ 167, ΔΙΑΒΑΤΑ</text:p>
          </table:table-cell>
          <table:table-cell office:value-type="float" office:value="57008">
            <text:p>57008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796565">
            <text:p>2310796565</text:p>
          </table:table-cell>
          <table:table-cell office:value-type="string">
            <text:p>ΜΗΧΑΝΗΜΑΤΑ-ΕΡΓΑΛΕΙΑ</text:p>
          </table:table-cell>
          <table:table-cell office:value-type="string">
            <text:p>Μηχανήματα - Εργαλεία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Λ-01637</text:p>
          </table:table-cell>
          <table:table-cell office:value-type="string">
            <text:p>ΤΖΕΛΑΤΙΔΗΣ ΦΙΛΙΠΠΟΣ</text:p>
          </table:table-cell>
          <table:table-cell office:value-type="string">
            <text:p>ΟΙΚΟΝΟΜΟΥ</text:p>
          </table:table-cell>
          <table:table-cell office:value-type="string">
            <text:p>ΜΑΥΡΟΜΙΧΑΛΗ 50</text:p>
          </table:table-cell>
          <table:table-cell office:value-type="float" office:value="54249">
            <text:p>54249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4024639">
            <text:p>2314024639</text:p>
          </table:table-cell>
          <table:table-cell office:value-type="string">
            <text:p>ΛΙΑΝΙΚΟ ΕΜΠΟΡΙΟ ΕΡΓΑΛΕΙΟΜΗΧΑΝΩΝ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Υ-00117</text:p>
          </table:table-cell>
          <table:table-cell office:value-type="string">
            <text:p>ΤΣΟΛΑΚΟΣ ΠΑΝΑΓΙΩΤΗΣ</text:p>
          </table:table-cell>
          <table:table-cell office:value-type="string">
            <text:p>ΟΙΚΟΝΟΜΟΥ</text:p>
          </table:table-cell>
          <table:table-cell office:value-type="string">
            <text:p>ΤΡΙΛΟΦΟΣ</text:p>
          </table:table-cell>
          <table:table-cell office:value-type="float" office:value="57500">
            <text:p>57500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2064785">
            <text:p>2392064785</text:p>
          </table:table-cell>
          <table:table-cell office:value-type="string">
            <text:p>ΓΕΩΠΟΝΟΣ</text:p>
          </table:table-cell>
          <table:table-cell office:value-type="string">
            <text:p>Γεωπόνος-Κηποτέχνης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31</text:p>
          </table:table-cell>
          <table:table-cell office:value-type="string">
            <text:p>ΜΠΑΙΡΑΚΤΑΡΗΣ ΑΛΕΞΑΝΔΡΟΣ</text:p>
          </table:table-cell>
          <table:table-cell office:value-type="string">
            <text:p>ΟΙΚΟΝΟΜΟΥ</text:p>
          </table:table-cell>
          <table:table-cell office:value-type="string">
            <text:p>ΕΘΝΙΚΗΣ ΑΜΥΝΑΣ 36</text:p>
          </table:table-cell>
          <table:table-cell office:value-type="float" office:value="54621">
            <text:p>54621</text:p>
          </table:table-cell>
          <table:table-cell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6946137665">
            <text:p>6946137665</text:p>
          </table:table-cell>
          <table:table-cell office:value-type="string">
            <text:p>ΚΑΤΑΣΚΕΥΗ &amp; ΔΙΑΜΟΡΦΩΣΗ ΧΩΡΩΝ ΠΡΑΣΙΝΟΥ</text:p>
          </table:table-cell>
          <table:table-cell office:value-type="string">
            <text:p>Γεωπόνος-Κηποτέχνης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79</text:p>
          </table:table-cell>
          <table:table-cell office:value-type="string">
            <text:p>ΒΛΑΧΑΚΗΣ ΕΥΑΓΓΕΛΟΣ</text:p>
          </table:table-cell>
          <table:table-cell office:value-type="string">
            <text:p>ΟΙΚΟΝΟΜΟΥ</text:p>
          </table:table-cell>
          <table:table-cell office:value-type="string">
            <text:p>ΜΙΑΟΥΛΗ 54</text:p>
          </table:table-cell>
          <table:table-cell table:number-columns-repeated="2"/>
          <table:table-cell office:value-type="string">
            <text:p>ΠΛΑΓΙΑΡΙ</text:p>
          </table:table-cell>
          <table:table-cell office:value-type="string">
            <text:p>ΘΕΣΣΑΛΟΝΙΚΗΣ</text:p>
          </table:table-cell>
          <table:table-cell office:value-type="float" office:value="2392063683">
            <text:p>2392063683</text:p>
          </table:table-cell>
          <table:table-cell office:value-type="float" office:value="2165">
            <text:p>216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0</text:p>
          </table:table-cell>
          <table:table-cell office:value-type="string">
            <text:p>ΑΝΑΣΤΑΣΙΟΣ ΑΝΑΣΤΑΣΙΟΥ</text:p>
          </table:table-cell>
          <table:table-cell office:value-type="string">
            <text:p>ΟΙΚΟΝΟΜΟΥ</text:p>
          </table:table-cell>
          <table:table-cell office:value-type="string">
            <text:p>27ΟΧΛΜ. ΘΕΣ/ΝΙΚΗΣ - ΜΗΧΑΝΙΩΝΑΣ</text:p>
          </table:table-cell>
          <table:table-cell table:number-columns-repeated="2"/>
          <table:table-cell office:value-type="string">
            <text:p>Ν. ΜΗΧΑΝΙΩΝΑ</text:p>
          </table:table-cell>
          <table:table-cell office:value-type="string">
            <text:p>ΘΕΣΣΑΛΟΝΙΚΗΣ</text:p>
          </table:table-cell>
          <table:table-cell office:value-type="float" office:value="2392034054">
            <text:p>2392034054</text:p>
          </table:table-cell>
          <table:table-cell office:value-type="float" office:value="2165">
            <text:p>216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1</text:p>
          </table:table-cell>
          <table:table-cell office:value-type="string">
            <text:p>ΑΛΕΞΑΚΗΣ</text:p>
          </table:table-cell>
          <table:table-cell office:value-type="string">
            <text:p>ΟΙΚΟΝΟΜΟΥ</text:p>
          </table:table-cell>
          <table:table-cell office:value-type="string">
            <text:p>19ΟΧΛΜ. ΘΕΣΝ/ΝΙΚΗΣ - ΠΕΡΑΙΑΣ</text:p>
          </table:table-cell>
          <table:table-cell table:number-columns-repeated="2"/>
          <table:table-cell office:value-type="string">
            <text:p>ΠΕΡΑΙΑ</text:p>
          </table:table-cell>
          <table:table-cell office:value-type="string">
            <text:p>ΘΕΣΣΑΛΟΝΙΚΗΣ</text:p>
          </table:table-cell>
          <table:table-cell office:value-type="float" office:value="2392062554">
            <text:p>2392062554</text:p>
          </table:table-cell>
          <table:table-cell office:value-type="float" office:value="2292">
            <text:p>229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2</text:p>
          </table:table-cell>
          <table:table-cell office:value-type="string">
            <text:p>ΓΙΑΝΝΑΚΙΔΗΣ</text:p>
          </table:table-cell>
          <table:table-cell office:value-type="string">
            <text:p>ΟΙΚΟΝΟΜΟΥ</text:p>
          </table:table-cell>
          <table:table-cell office:value-type="string">
            <text:p>Μ.ΜΠΟΤΣΑΡΗ 97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913003">
            <text:p>2310913003</text:p>
          </table:table-cell>
          <table:table-cell office:value-type="float" office:value="2165">
            <text:p>216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3</text:p>
          </table:table-cell>
          <table:table-cell office:value-type="string">
            <text:p>ΜΑΡΙΑ ΡΟΥΣΑΚΗ</text:p>
          </table:table-cell>
          <table:table-cell office:value-type="string">
            <text:p>ΟΙΚΟΝΟΜΟΥ</text:p>
          </table:table-cell>
          <table:table-cell office:value-type="string">
            <text:p>ΑΓΙΑ ΤΡΙΑΔΑ</text:p>
          </table:table-cell>
          <table:table-cell table:number-columns-repeated="2"/>
          <table:table-cell office:value-type="string">
            <text:p>ΑΓ. ΤΡΙΑΔΑ</text:p>
          </table:table-cell>
          <table:table-cell office:value-type="string">
            <text:p>ΘΕΣΣΑΛΟΝΙΚΗΣ</text:p>
          </table:table-cell>
          <table:table-cell office:value-type="float" office:value="2392051343">
            <text:p>2392051343</text:p>
          </table:table-cell>
          <table:table-cell office:value-type="float" office:value="2401">
            <text:p>24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5</text:p>
          </table:table-cell>
          <table:table-cell office:value-type="string">
            <text:p>ΔΑΜΚΑΛΗ ΜΑΡΙΑ</text:p>
          </table:table-cell>
          <table:table-cell office:value-type="string">
            <text:p>ΟΙΚΟΝΟΜΟΥ</text:p>
          </table:table-cell>
          <table:table-cell office:value-type="string">
            <text:p>ΕΠ. ΟΔΟΣ ΘΕΣ/ΝΙΚΗΣ - ΕΠΑΝΟΜΗΣ</text:p>
          </table:table-cell>
          <table:table-cell table:number-columns-repeated="2"/>
          <table:table-cell office:value-type="string">
            <text:p>ΕΠΑΝΩΜΗ</text:p>
          </table:table-cell>
          <table:table-cell office:value-type="string">
            <text:p>ΘΕΣΣΑΛΟΝΙΚΗΣ</text:p>
          </table:table-cell>
          <table:table-cell office:value-type="float" office:value="0">
            <text:p>0</text:p>
          </table:table-cell>
          <table:table-cell office:value-type="float" office:value="2292">
            <text:p>229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6</text:p>
          </table:table-cell>
          <table:table-cell office:value-type="string">
            <text:p>ΤΟΥΜΠΕΛΗΣ ΣΤΕΡΓΙΟΣ</text:p>
          </table:table-cell>
          <table:table-cell office:value-type="string">
            <text:p>ΟΙΚΟΝΟΜΟΥ</text:p>
          </table:table-cell>
          <table:table-cell office:value-type="string">
            <text:p>ΛΗΤΗ</text:p>
          </table:table-cell>
          <table:table-cell table:number-columns-repeated="2"/>
          <table:table-cell office:value-type="string">
            <text:p>ΛΗΤΗ</text:p>
          </table:table-cell>
          <table:table-cell office:value-type="string">
            <text:p>ΘΕΣΣΑΛΟΝΙΚΗΣ</text:p>
          </table:table-cell>
          <table:table-cell office:value-type="float" office:value="2394073385">
            <text:p>2394073385</text:p>
          </table:table-cell>
          <table:table-cell office:value-type="float" office:value="2165">
            <text:p>216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7</text:p>
          </table:table-cell>
          <table:table-cell office:value-type="string">
            <text:p>ΑΦΟΙ ΔΗΜΑΡΕΛΛΗ Ο.Ε.</text:p>
          </table:table-cell>
          <table:table-cell office:value-type="string">
            <text:p>ΟΙΚΟΝΟΜΟΥ</text:p>
          </table:table-cell>
          <table:table-cell office:value-type="string">
            <text:p>ΑΓ. ΖΑΧΑΡΙΟΥ 11</text:p>
          </table:table-cell>
          <table:table-cell table:number-columns-repeated="2"/>
          <table:table-cell office:value-type="string">
            <text:p>ΚΑΛΑΜΑΡΙΑ</text:p>
          </table:table-cell>
          <table:table-cell office:value-type="string">
            <text:p>ΘΕΣΣΑΛΟΝΙΚΗΣ</text:p>
          </table:table-cell>
          <table:table-cell office:value-type="float" office:value="2310441032">
            <text:p>2310441032</text:p>
          </table:table-cell>
          <table:table-cell office:value-type="float" office:value="2165">
            <text:p>216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8</text:p>
          </table:table-cell>
          <table:table-cell office:value-type="string">
            <text:p>ΚΟΥΣΙΜΗΤΡΗΣ ΠΕΤΡΟΣ</text:p>
          </table:table-cell>
          <table:table-cell office:value-type="string">
            <text:p>ΟΙΚΟΝΟΜΟΥ</text:p>
          </table:table-cell>
          <table:table-cell office:value-type="string">
            <text:p>18Ο ΧΛΜ. ΘΕΣ/ΝΙΚΗΣ - ΠΕΡΑΙΑΣ</text:p>
          </table:table-cell>
          <table:table-cell table:number-columns-repeated="2"/>
          <table:table-cell office:value-type="string">
            <text:p>ΠΕΡΑΙΑ</text:p>
          </table:table-cell>
          <table:table-cell office:value-type="string">
            <text:p>ΘΕΣΣΑΛΟΝΙΚΗΣ</text:p>
          </table:table-cell>
          <table:table-cell office:value-type="float" office:value="2392071625">
            <text:p>2392071625</text:p>
          </table:table-cell>
          <table:table-cell office:value-type="float" office:value="1272">
            <text:p>127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89</text:p>
          </table:table-cell>
          <table:table-cell office:value-type="string">
            <text:p>ΠΑΓΩΝΙΔΗΣ ΦΡΙΞΟΣ</text:p>
          </table:table-cell>
          <table:table-cell office:value-type="string">
            <text:p>ΟΙΚΟΝΟΜΟΥ</text:p>
          </table:table-cell>
          <table:table-cell office:value-type="string">
            <text:p>ΑΓ. ΑΘΑΝΑΣΙΟΣ ΘΕΣ/ΝΙΚΗΣ</text:p>
          </table:table-cell>
          <table:table-cell table:number-columns-repeated="2"/>
          <table:table-cell office:value-type="string">
            <text:p>ΑΓ. ΑΘΑΝΑΣΙΟΣ</text:p>
          </table:table-cell>
          <table:table-cell office:value-type="string">
            <text:p>ΘΕΣΣΑΛΟΝΙΚΗΣ</text:p>
          </table:table-cell>
          <table:table-cell office:value-type="float" office:value="2310701065">
            <text:p>2310701065</text:p>
          </table:table-cell>
          <table:table-cell office:value-type="float" office:value="2291">
            <text:p>2291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Υ-00190</text:p>
          </table:table-cell>
          <table:table-cell office:value-type="string">
            <text:p>ΕΥΘΥΜΙΑΔΗΣ ΧΡΗΣΤΟΣ</text:p>
          </table:table-cell>
          <table:table-cell office:value-type="string">
            <text:p>ΟΙΚΟΝΟΜΟΥ</text:p>
          </table:table-cell>
          <table:table-cell office:value-type="string">
            <text:p>ΕΘΝΙΚΗΣ ΑΝΤΙΣΤΑΣΕΩΣ 3</text:p>
            <text:p>ΣΤΑΥΡΟΥΠΟΛΗ</text:p>
            <text:p>56430</text:p>
          </table:table-cell>
          <table:table-cell table:number-columns-repeated="2"/>
          <table:table-cell office:value-type="string">
            <text:p>ΣΤΑΥΡΟΥΠΟΛΗ</text:p>
          </table:table-cell>
          <table:table-cell office:value-type="string">
            <text:p>ΘΕΣΣΑΛΟΝΙΚΗΣ</text:p>
          </table:table-cell>
          <table:table-cell office:value-type="float" office:value="2310684047">
            <text:p>2310684047</text:p>
          </table:table-cell>
          <table:table-cell office:value-type="float" office:value="2291">
            <text:p>2291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Υ-00191</text:p>
          </table:table-cell>
          <table:table-cell office:value-type="string">
            <text:p>DOMOS</text:p>
          </table:table-cell>
          <table:table-cell office:value-type="string">
            <text:p>ΟΙΚΟΝΟΜΟΥ</text:p>
          </table:table-cell>
          <table:table-cell office:value-type="string">
            <text:p>ΣΤ. ΚΑΖΑΝΤΖΙΔΗ 47</text:p>
            <text:p>ΘΕΡΜΗ</text:p>
          </table:table-cell>
          <table:table-cell table:number-columns-repeated="2"/>
          <table:table-cell office:value-type="string">
            <text:p>ΘΕΡΜΗ</text:p>
          </table:table-cell>
          <table:table-cell office:value-type="string">
            <text:p>ΘΕΣΣΑΛΟΝΙΚΗΣ</text:p>
          </table:table-cell>
          <table:table-cell office:value-type="float" office:value="2311999994">
            <text:p>2311999994</text:p>
          </table:table-cell>
          <table:table-cell office:value-type="float" office:value="1272">
            <text:p>127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92</text:p>
          </table:table-cell>
          <table:table-cell office:value-type="string">
            <text:p>ΑΦΟΙ ΜΠΑΚΟΓΙΑΝΝΗ ΟΕ</text:p>
          </table:table-cell>
          <table:table-cell office:value-type="string">
            <text:p>ΟΙΚΟΝΟΜΟΥ</text:p>
          </table:table-cell>
          <table:table-cell office:value-type="string">
            <text:p>Β. ΤΑΒΑΚΗ 12</text:p>
          </table:table-cell>
          <table:table-cell table:number-columns-repeated="2"/>
          <table:table-cell office:value-type="string">
            <text:p>ΘΕΡΜΗ</text:p>
          </table:table-cell>
          <table:table-cell office:value-type="string">
            <text:p>ΘΕΣΣΑΛΟΝΙΚΗΣ</text:p>
          </table:table-cell>
          <table:table-cell office:value-type="float" office:value="2310464246">
            <text:p>2310464246</text:p>
          </table:table-cell>
          <table:table-cell office:value-type="float" office:value="1400">
            <text:p>1400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Υ-00193</text:p>
          </table:table-cell>
          <table:table-cell office:value-type="string">
            <text:p>ΜΠΑΛΤΑΖΗΣ</text:p>
          </table:table-cell>
          <table:table-cell office:value-type="string">
            <text:p>ΟΙΚΟΝΟΜΟΥ</text:p>
          </table:table-cell>
          <table:table-cell office:value-type="string">
            <text:p>Φ.ΜΙΣΚΑΚΗ 14</text:p>
            <text:p>ΧΑΛΚΗΔΟΝΑ</text:p>
          </table:table-cell>
          <table:table-cell table:number-columns-repeated="2"/>
          <table:table-cell office:value-type="string">
            <text:p>ΧΑΛΚΗΔΟΝΑ</text:p>
          </table:table-cell>
          <table:table-cell office:value-type="string">
            <text:p>ΘΕΣΣΑΛΟΝΙΚΗΣ</text:p>
          </table:table-cell>
          <table:table-cell office:value-type="float" office:value="2391022311">
            <text:p>2391022311</text:p>
          </table:table-cell>
          <table:table-cell office:value-type="float" office:value="2165">
            <text:p>216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94</text:p>
          </table:table-cell>
          <table:table-cell office:value-type="string">
            <text:p>ΜΑΤΘΑΙΟΣ ΜΑΝΤΑΣ</text:p>
          </table:table-cell>
          <table:table-cell office:value-type="string">
            <text:p>ΟΙΚΟΝΟΜΟΥ</text:p>
          </table:table-cell>
          <table:table-cell office:value-type="string">
            <text:p>ΣΤΑΥΡΟΣ - ΘΕΣΣΑΛΟΝΙΚΗΣ</text:p>
          </table:table-cell>
          <table:table-cell table:number-columns-repeated="2"/>
          <table:table-cell office:value-type="string">
            <text:p>ΣΤΑΥΡΟΣ</text:p>
          </table:table-cell>
          <table:table-cell office:value-type="string">
            <text:p>ΘΕΣΣΑΛΟΝΙΚΗΣ</text:p>
          </table:table-cell>
          <table:table-cell office:value-type="float" office:value="2397061122">
            <text:p>2397061122</text:p>
          </table:table-cell>
          <table:table-cell office:value-type="float" office:value="2252">
            <text:p>225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95</text:p>
          </table:table-cell>
          <table:table-cell office:value-type="string">
            <text:p>ΑΛΑΜΑΤΙΔΗΣ ΙΩΑΝΝΗΣ</text:p>
          </table:table-cell>
          <table:table-cell office:value-type="string">
            <text:p>ΟΙΚΟΝΟΜΟΥ</text:p>
          </table:table-cell>
          <table:table-cell office:value-type="string">
            <text:p>Ν. ΡΑΙΔΕΣΤΟΣ</text:p>
          </table:table-cell>
          <table:table-cell table:number-columns-repeated="2"/>
          <table:table-cell office:value-type="string">
            <text:p>Ν. ΡΑΙΔΕΣΤΟΣ</text:p>
          </table:table-cell>
          <table:table-cell office:value-type="string">
            <text:p>ΘΕΣΣΑΛΟΝΙΚΗΣ</text:p>
          </table:table-cell>
          <table:table-cell office:value-type="float" office:value="2310466127">
            <text:p>2310466127</text:p>
          </table:table-cell>
          <table:table-cell office:value-type="float" office:value="2165">
            <text:p>2165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Υ-00196</text:p>
          </table:table-cell>
          <table:table-cell office:value-type="string">
            <text:p>ΚΕΧΑΓΙΑΣ ΔΗΜΗΤΡΗΣ</text:p>
          </table:table-cell>
          <table:table-cell office:value-type="string">
            <text:p>ΟΙΚΟΝΟΜΟΥ</text:p>
          </table:table-cell>
          <table:table-cell office:value-type="string">
            <text:p>ΑΓ. ΝΙΚΟΛΑΟΥ 112</text:p>
            <text:p>ΜΗΧΑΝΙΩΝΑ</text:p>
          </table:table-cell>
          <table:table-cell table:number-columns-repeated="2"/>
          <table:table-cell office:value-type="string">
            <text:p>Ν. ΜΗΧΑΝΙΩΝΑ</text:p>
          </table:table-cell>
          <table:table-cell office:value-type="string">
            <text:p>ΘΕΣΣΑΛΟΝΙΚΗΣ</text:p>
          </table:table-cell>
          <table:table-cell office:value-type="float" office:value="2392035948">
            <text:p>2392035948</text:p>
          </table:table-cell>
          <table:table-cell office:value-type="float" office:value="2165">
            <text:p>2165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Υ-00197</text:p>
          </table:table-cell>
          <table:table-cell office:value-type="string">
            <text:p>ΜΠΑΡΜΠΑΡΑΚΗΣ ΝΙΚΟΣ</text:p>
          </table:table-cell>
          <table:table-cell office:value-type="string">
            <text:p>ΟΙΚΟΝΟΜΟΥ</text:p>
          </table:table-cell>
          <table:table-cell office:value-type="string">
            <text:p>28Η ΟΚΤΩΒΡΙΟΥ 9</text:p>
            <text:p>Ν. ΜΗΧΑΝΙΩΝΑ</text:p>
          </table:table-cell>
          <table:table-cell table:number-columns-repeated="2"/>
          <table:table-cell office:value-type="string">
            <text:p>Ν. ΜΗΧΑΝΙΩΝΑ</text:p>
          </table:table-cell>
          <table:table-cell office:value-type="string">
            <text:p>ΘΕΣΣΑΛΟΝΙΚΗΣ</text:p>
          </table:table-cell>
          <table:table-cell office:value-type="float" office:value="2392032232">
            <text:p>2392032232</text:p>
          </table:table-cell>
          <table:table-cell office:value-type="float" office:value="2401">
            <text:p>240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198</text:p>
          </table:table-cell>
          <table:table-cell office:value-type="string">
            <text:p>ΑΡΚΟΥΔΗΣ ΆΓΓΕΛΟΣ</text:p>
          </table:table-cell>
          <table:table-cell office:value-type="string">
            <text:p>ΟΙΚΟΝΟΜΟΥ</text:p>
          </table:table-cell>
          <table:table-cell office:value-type="string">
            <text:p>26Ο ΧΛΜ. ΘΕΣ/ΝΙΚΗΣ-ΜΟΥΔΑΝΙΩΝ</text:p>
          </table:table-cell>
          <table:table-cell table:number-columns-repeated="2"/>
          <table:table-cell office:value-type="string">
            <text:p>ΣΧΟΛΑΡΙ</text:p>
          </table:table-cell>
          <table:table-cell office:value-type="string">
            <text:p>ΘΕΣΣΑΛΟΝΙΚΗΣ</text:p>
          </table:table-cell>
          <table:table-cell office:value-type="float" office:value="2392091410">
            <text:p>2392091410</text:p>
          </table:table-cell>
          <table:table-cell office:value-type="float" office:value="1272">
            <text:p>1272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Υ-00199</text:p>
          </table:table-cell>
          <table:table-cell office:value-type="string">
            <text:p>ΒΑΣΙΑΔΗΣ</text:p>
          </table:table-cell>
          <table:table-cell office:value-type="string">
            <text:p>ΟΙΚΟΝΟΜΟΥ</text:p>
          </table:table-cell>
          <table:table-cell office:value-type="string">
            <text:p>ΑΛ. ΠΑΠΑΝΑΣΤΑΣΙΟΥ 13</text:p>
            <text:p>ΣΙΝΔΟΣ</text:p>
          </table:table-cell>
          <table:table-cell table:number-columns-repeated="2"/>
          <table:table-cell office:value-type="string">
            <text:p>ΣΙΝΔΟΣ</text:p>
          </table:table-cell>
          <table:table-cell office:value-type="string">
            <text:p>ΘΕΣΣΑΛΟΝΙΚΗΣ</text:p>
          </table:table-cell>
          <table:table-cell office:value-type="float" office:value="2310798108">
            <text:p>2310798108</text:p>
          </table:table-cell>
          <table:table-cell office:value-type="float" office:value="1400">
            <text:p>14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200</text:p>
          </table:table-cell>
          <table:table-cell office:value-type="string">
            <text:p>ΛΕΜΟΝΙΔΗΣ</text:p>
          </table:table-cell>
          <table:table-cell office:value-type="string">
            <text:p>ΟΙΚΟΝΟΜΟΥ</text:p>
          </table:table-cell>
          <table:table-cell office:value-type="string">
            <text:p>10Ο ΧΛΜ. ΘΕΣΣΑΛΟΝΙΚΗΣ-ΜΟΥΔΑΝΙΩΝ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473081">
            <text:p>2310473081</text:p>
          </table:table-cell>
          <table:table-cell office:value-type="float" office:value="2292">
            <text:p>229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214</text:p>
          </table:table-cell>
          <table:table-cell office:value-type="string">
            <text:p>ΜΙΧΑΛΗΣ ΓΑΛΑΝΗΣ</text:p>
          </table:table-cell>
          <table:table-cell office:value-type="string">
            <text:p>ΟΙΚΟΝΟΜΟΥ</text:p>
          </table:table-cell>
          <table:table-cell office:value-type="string">
            <text:p>ΦΡΑΓΚΩΝ 13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3603">
            <text:p>2310513603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215</text:p>
          </table:table-cell>
          <table:table-cell office:value-type="string">
            <text:p>ΛΑΖΑΡΟΣ ΣΥΜΕΩΝΙΔΗΣ</text:p>
          </table:table-cell>
          <table:table-cell office:value-type="string">
            <text:p>ΟΙΚΟΝΟΜΟΥ</text:p>
          </table:table-cell>
          <table:table-cell office:value-type="string">
            <text:p>ΦΡΑΓΚΩΝ 13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8761">
            <text:p>2310518761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216</text:p>
          </table:table-cell>
          <table:table-cell office:value-type="string">
            <text:p>ΒΑΓΓΕΛΗΣ ΠΟΙΜΕΝΙΔΗΣ</text:p>
          </table:table-cell>
          <table:table-cell office:value-type="string">
            <text:p>ΟΙΚΟΝΟΜΟΥ</text:p>
          </table:table-cell>
          <table:table-cell office:value-type="string">
            <text:p>ΠΟΛΥΤΕΧΝΕΙΟΥ 45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39334">
            <text:p>231053933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217</text:p>
          </table:table-cell>
          <table:table-cell office:value-type="string">
            <text:p>ΝΙΚΟΣ ΙΩΑΝΝΙΔΗΣ</text:p>
          </table:table-cell>
          <table:table-cell office:value-type="string">
            <text:p>ΟΙΚΟΝΟΜΟΥ</text:p>
          </table:table-cell>
          <table:table-cell office:value-type="string">
            <text:p>22Ο ΧΛΜ. ΘΕΣ/ΝΙΚΗΣ-ΠΟΛΥΓΥΡΟΥ</text:p>
          </table:table-cell>
          <table:table-cell table:number-columns-repeated="2"/>
          <table:table-cell office:value-type="string">
            <text:p>ΒΑΣΙΛΙΚΑ</text:p>
          </table:table-cell>
          <table:table-cell office:value-type="string">
            <text:p>ΘΕΣΣΑΛΟΝΙΚΗΣ</text:p>
          </table:table-cell>
          <table:table-cell office:value-type="float" office:value="2396022822">
            <text:p>239602282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Υ-00219</text:p>
          </table:table-cell>
          <table:table-cell office:value-type="string">
            <text:p>ΓΚΑΝΑΣ ΜΕΝΕΛΑΟΣ</text:p>
          </table:table-cell>
          <table:table-cell office:value-type="string">
            <text:p>ΟΙΚΟΝΟΜΟΥ</text:p>
          </table:table-cell>
          <table:table-cell office:value-type="string">
            <text:p>ΤΑΒΑΚΗ 40</text:p>
            <text:p>ΘΕΡΜΗ</text:p>
            <text:p>57001</text:p>
          </table:table-cell>
          <table:table-cell table:number-columns-repeated="2"/>
          <table:table-cell office:value-type="string">
            <text:p>ΘΕΡΜΗ</text:p>
          </table:table-cell>
          <table:table-cell office:value-type="string">
            <text:p>ΘΕΣΣΑΛΟΝΙΚΗΣ</text:p>
          </table:table-cell>
          <table:table-cell office:value-type="float" office:value="2310467134">
            <text:p>2310467134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220</text:p>
          </table:table-cell>
          <table:table-cell office:value-type="string">
            <text:p>ΑΝΤΩΝΙΟΣ ΝΤΟΝΟΥΤΣΙΟΣ</text:p>
          </table:table-cell>
          <table:table-cell office:value-type="string">
            <text:p>ΟΙΚΟΝΟΜΟΥ</text:p>
          </table:table-cell>
          <table:table-cell office:value-type="string">
            <text:p>1Ο ΧΛΜ. ΘΕΣ/ΝΙΚΗΣ-ΕΠΑΝΩΜΗΣ</text:p>
          </table:table-cell>
          <table:table-cell table:number-columns-repeated="2"/>
          <table:table-cell office:value-type="string">
            <text:p>ΕΠΑΝΩΜΗ</text:p>
          </table:table-cell>
          <table:table-cell office:value-type="string">
            <text:p>ΘΕΣΣΑΛΟΝΙΚΗΣ</text:p>
          </table:table-cell>
          <table:table-cell office:value-type="float" office:value="2392044288">
            <text:p>239204428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374</text:p>
          </table:table-cell>
          <table:table-cell office:value-type="string">
            <text:p>ΑΤΜΑΤΖΙΔΟΥ ΑΝΑΣΤΑΣΙΑ</text:p>
          </table:table-cell>
          <table:table-cell office:value-type="string">
            <text:p>ΟΙΚΟΝΟΜΟΥ</text:p>
          </table:table-cell>
          <table:table-cell office:value-type="string">
            <text:p>ΑΣΚΟΣ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95061616">
            <text:p>23950616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375</text:p>
          </table:table-cell>
          <table:table-cell office:value-type="string">
            <text:p>ΖΑΜΑΝΘΡΑΚΗ ΥΙΟΙ ΣΤ. ΟΕ</text:p>
          </table:table-cell>
          <table:table-cell office:value-type="string">
            <text:p>ΟΙΚΟΝΟΜΟΥ</text:p>
          </table:table-cell>
          <table:table-cell table:number-columns-repeated="3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514716">
            <text:p>231051471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491</text:p>
          </table:table-cell>
          <table:table-cell office:value-type="string">
            <text:p>ΔΟΚΤΩΡΗΣ Κ. ΔΗΜΗΤΡΙΟΣ</text:p>
          </table:table-cell>
          <table:table-cell office:value-type="string">
            <text:p>ΟΙΚΟΝΟΜΟΥ</text:p>
          </table:table-cell>
          <table:table-cell office:value-type="string">
            <text:p>ΜΑΡΚΟΥ ΜΠΟΤΣΑΡΗ 26, ΑΓΙΟΣ ΑΘΑΝΑΣΙΟΣ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702427">
            <text:p>2310702427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492</text:p>
          </table:table-cell>
          <table:table-cell office:value-type="string">
            <text:p>ΠΑΝΑΓΙΩΤΙΔΗΣΙ. ΙΩΑΝΝΗΣ &amp; ΣΙΑ ΕΕ</text:p>
          </table:table-cell>
          <table:table-cell office:value-type="string">
            <text:p>ΟΙΚΟΝΟΜΟΥ</text:p>
          </table:table-cell>
          <table:table-cell office:value-type="string">
            <text:p>Ν. ΜΟΝΑΣΤΗΡΙΟΥ 62, ΚΟΡΔΕΛΙΟ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767030">
            <text:p>231076703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493</text:p>
          </table:table-cell>
          <table:table-cell office:value-type="string">
            <text:p>ARVANCO ΑΒΕΕ</text:p>
          </table:table-cell>
          <table:table-cell office:value-type="string">
            <text:p>ΟΙΚΟΝΟΜΟΥ</text:p>
          </table:table-cell>
          <table:table-cell office:value-type="string">
            <text:p>ΟΤ 32 Γ' ΒΙΠΕΘ, ΣΙΝΔΟΣ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2310796900">
            <text:p>231079690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Υ-00553</text:p>
          </table:table-cell>
          <table:table-cell office:value-type="string">
            <text:p>ΤΣιΑΚΜΑΚΗΣ</text:p>
          </table:table-cell>
          <table:table-cell office:value-type="string">
            <text:p>ΟΙΚΟΝΟΜΟΥ</text:p>
          </table:table-cell>
          <table:table-cell office:value-type="string">
            <text:p>7ο χλμ. Θεσσαλονίκης - Λαγκαδά</text:p>
          </table:table-cell>
          <table:table-cell office:value-type="float" office:value="57013">
            <text:p>57013</text:p>
          </table:table-cell>
          <table:table-cell/>
          <table:table-cell office:value-type="string">
            <text:p>Θεσσαλονίκη</text:p>
          </table:table-cell>
          <table:table-cell office:value-type="string">
            <text:p>ΘΕΣΣΑΛΟΝΙΚΗΣ</text:p>
          </table:table-cell>
          <table:table-cell office:value-type="float" office:value="2310686838">
            <text:p>2310686838</text:p>
          </table:table-cell>
          <table:table-cell office:value-type="string">
            <text:p>Τεχνικό Πολυκατάστημα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Ω-00000</text:p>
          </table:table-cell>
          <table:table-cell office:value-type="string">
            <text:p>ΟΙΚΟΝΟΜΟΥ ΗΛΙΑΣ</text:p>
          </table:table-cell>
          <table:table-cell office:value-type="string">
            <text:p>ΟΙΚΟΝΟΜΟΥ</text:p>
          </table:table-cell>
          <table:table-cell office:value-type="string">
            <text:p>ΔΑΜ. ΓΕΩΡΓΑΚΟΥ 5</text:p>
          </table:table-cell>
          <table:table-cell table:number-columns-repeated="2"/>
          <table:table-cell office:value-type="string">
            <text:p>ΘΕΣΣΑΛΟΝΙΚΗ</text:p>
          </table:table-cell>
          <table:table-cell office:value-type="string">
            <text:p>ΘΕΣΣΑΛΟΝΙΚΗΣ</text:p>
          </table:table-cell>
          <table:table-cell office:value-type="float" office:value="6977259668">
            <text:p>6977259668</text:p>
          </table:table-cell>
          <table:table-cell office:value-type="string">
            <text:p>ΠΩΛΗΤΗΣ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2">12/01/2026</text:date>, <text:time>14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16$Win32 OpenOffice.org_project/4116m3$Build-9816</meta:generator>
    <dc:date>2026-01-12T14:00:12.68</dc:date>
    <dc:creator>Ηλίας Οικονόμου</dc:creator>
    <meta:document-statistic meta:table-count="3" meta:cell-count="1109" meta:object-count="0"/>
    <meta:user-defined meta:name="Info 1"/>
    <meta:user-defined meta:name="Info 2"/>
    <meta:user-defined meta:name="Info 3"/>
    <meta:user-defined meta:name="Info 4"/>
  </office:meta>
</office:document-meta>
</file>